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895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5.262cm"/>
    </style:style>
    <style:style style:name="Table1.F" style:family="table-column">
      <style:table-column-properties style:column-width="3.343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2" style:family="table">
      <style:table-properties style:width="16.394cm" fo:margin-left="-0.132cm" table:align="left" style:writing-mode="lr-tb"/>
    </style:style>
    <style:style style:name="Table2.A" style:family="table-column">
      <style:table-column-properties style:column-width="3.616cm"/>
    </style:style>
    <style:style style:name="Table2.B" style:family="table-column">
      <style:table-column-properties style:column-width="12.778cm"/>
    </style:style>
    <style:style style:name="Table2.1" style:family="table-row">
      <style:table-row-properties fo:keep-together="always"/>
    </style:style>
    <style:style style:name="Table2.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123cm" fo:padding-right="0.123cm" fo:padding-top="0cm" fo:padding-bottom="0cm" fo:border="0.5pt solid #000000" style:writing-mode="lr-tb"/>
    </style:style>
    <style:style style:name="Table2.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7" style:family="table-cell">
      <style:table-cell-properties style:vertical-align="top" fo:padding-left="0.123cm" fo:padding-right="0.123cm" fo:padding-top="0cm" fo:padding-bottom="0cm" fo:border="0.5pt solid #000000" style:writing-mode="lr-tb"/>
    </style:style>
    <style:style style:name="Table2.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8" style:family="table-cell">
      <style:table-cell-properties style:vertical-align="top" fo:padding-left="0.123cm" fo:padding-right="0.123cm" fo:padding-top="0cm" fo:padding-bottom="0cm" fo:border="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4.124cm"/>
    </style:style>
    <style:style style:name="Table3.B" style:family="table-column">
      <style:table-column-properties style:column-width="2.251cm"/>
    </style:style>
    <style:style style:name="Table3.C" style:family="table-column">
      <style:table-column-properties style:column-width="2.501cm"/>
    </style:style>
    <style:style style:name="Table3.D" style:family="table-column">
      <style:table-column-properties style:column-width="7.518cm"/>
    </style:style>
    <style:style style:name="Table3.1" style:family="table-row">
      <style:table-row-properties fo:keep-together="always"/>
    </style:style>
    <style:style style:name="Table3.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23cm" fo:padding-right="0.123cm" fo:padding-top="0cm" fo:padding-bottom="0cm" fo:border="0.5pt solid #000000" style:writing-mode="lr-tb"/>
    </style:style>
    <style:style style:name="Table4" style:family="table">
      <style:table-properties style:width="25.479cm" fo:margin-left="-1.496cm" table:align="left" style:writing-mode="lr-tb"/>
    </style:style>
    <style:style style:name="Table4.A" style:family="table-column">
      <style:table-column-properties style:column-width="1.891cm"/>
    </style:style>
    <style:style style:name="Table4.B" style:family="table-column">
      <style:table-column-properties style:column-width="2.568cm"/>
    </style:style>
    <style:style style:name="Table4.C" style:family="table-column">
      <style:table-column-properties style:column-width="2cm"/>
    </style:style>
    <style:style style:name="Table4.D" style:family="table-column">
      <style:table-column-properties style:column-width="2.125cm"/>
    </style:style>
    <style:style style:name="Table4.F" style:family="table-column">
      <style:table-column-properties style:column-width="7.251cm"/>
    </style:style>
    <style:style style:name="Table4.G" style:family="table-column">
      <style:table-column-properties style:column-width="4.001cm"/>
    </style:style>
    <style:style style:name="Table4.H" style:family="table-column">
      <style:table-column-properties style:column-width="3.517cm"/>
    </style:style>
    <style:style style:name="Table4.1" style:family="table-row">
      <style:table-row-properties style:min-row-height="0.598cm" fo:keep-together="auto"/>
    </style:style>
    <style:style style:name="Table4.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H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B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C2" style:family="table-cell">
      <style:table-cell-properties style:vertical-align="top" style:border-line-width-top="0.018cm 0.018cm 0.018cm" fo:padding-left="0.191cm" fo:padding-right="0.191cm" fo:padding-top="0cm" fo:padding-bottom="0cm" fo:border-left="0.5pt solid #000000" fo:border-right="none" fo:border-top="1.5pt double #000000" fo:border-bottom="0.5pt solid #000000" style:writing-mode="lr-tb"/>
    </style:style>
    <style:style style:name="Table4.D2" style:family="table-cell">
      <style:table-cell-properties style:vertical-align="top" fo:background-color="#e6e6e6" style:border-line-width-top="0.018cm 0.018cm 0.018cm" fo:padding-left="0.191cm" fo:padding-right="0.191cm" fo:padding-top="0cm" fo:padding-bottom="0cm" fo:border-left="0.5pt solid #000000" fo:border-right="none" fo:border-top="1.5pt double #000000" fo:border-bottom="0.5pt solid #000000" style:writing-mode="lr-tb">
        <style:background-image/>
      </style:table-cell-properties>
    </style:style>
    <style:style style:name="Table4.E2" style:family="table-cell">
      <style:table-cell-properties style:vertical-align="top" fo:background-color="#e6e6e6"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background-image/>
      </style:table-cell-properties>
    </style:style>
    <style:style style:name="Table4.F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G2" style:family="table-cell">
      <style:table-cell-properties style:vertical-align="top" style:border-line-width-left="0.018cm 0.018cm 0.018cm" style:border-line-width-top="0.018cm 0.018cm 0.018cm" fo:padding-left="0.191cm" fo:padding-right="0.191cm" fo:padding-top="0cm" fo:padding-bottom="0cm" fo:border-left="1.5pt double #000000" fo:border-right="none" fo:border-top="1.5pt double #000000" fo:border-bottom="0.5pt solid #000000" style:writing-mode="lr-tb"/>
    </style:style>
    <style:style style:name="Table4.H2" style:family="table-cell">
      <style:table-cell-properties style:vertical-align="top"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writing-mode="lr-tb"/>
    </style:style>
    <style:style style:name="Table4.3" style:family="table-row">
      <style:table-row-properties fo:keep-together="auto"/>
    </style:style>
    <style:style style:name="Table4.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E3" style:family="table-cell">
      <style:table-cell-properties style:vertical-align="top" fo:background-color="#e6e6e6"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4.F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 style:family="table-row">
      <style:table-row-properties fo:keep-together="auto"/>
    </style:style>
    <style:style style:name="Table4.A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5" style:family="table-row">
      <style:table-row-properties fo:keep-together="auto"/>
    </style:style>
    <style:style style:name="Table4.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6" style:family="table-row">
      <style:table-row-properties fo:keep-together="auto"/>
    </style:style>
    <style:style style:name="Table4.A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7" style:family="table-row">
      <style:table-row-properties fo:keep-together="auto"/>
    </style:style>
    <style:style style:name="Table4.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8" style:family="table-row">
      <style:table-row-properties fo:keep-together="auto"/>
    </style:style>
    <style:style style:name="Table4.A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9" style:family="table-row">
      <style:table-row-properties fo:keep-together="auto"/>
    </style:style>
    <style:style style:name="Table4.A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0" style:family="table-row">
      <style:table-row-properties fo:keep-together="auto"/>
    </style:style>
    <style:style style:name="Table4.A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1" style:family="table-row">
      <style:table-row-properties fo:keep-together="auto"/>
    </style:style>
    <style:style style:name="Table4.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2" style:family="table-row">
      <style:table-row-properties fo:keep-together="auto"/>
    </style:style>
    <style:style style:name="Table4.A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3" style:family="table-row">
      <style:table-row-properties fo:keep-together="auto"/>
    </style:style>
    <style:style style:name="Table4.A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4" style:family="table-row">
      <style:table-row-properties fo:keep-together="auto"/>
    </style:style>
    <style:style style:name="Table4.A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5" style:family="table-row">
      <style:table-row-properties fo:keep-together="auto"/>
    </style:style>
    <style:style style:name="Table4.A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6" style:family="table-row">
      <style:table-row-properties fo:keep-together="auto"/>
    </style:style>
    <style:style style:name="Table4.A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7" style:family="table-row">
      <style:table-row-properties fo:keep-together="auto"/>
    </style:style>
    <style:style style:name="Table4.A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8" style:family="table-row">
      <style:table-row-properties fo:keep-together="auto"/>
    </style:style>
    <style:style style:name="Table4.A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8"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9" style:family="table-row">
      <style:table-row-properties fo:keep-together="auto"/>
    </style:style>
    <style:style style:name="Table4.A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9"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0" style:family="table-row">
      <style:table-row-properties fo:keep-together="auto"/>
    </style:style>
    <style:style style:name="Table4.A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0"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1" style:family="table-row">
      <style:table-row-properties fo:keep-together="auto"/>
    </style:style>
    <style:style style:name="Table4.A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2" style:family="table-row">
      <style:table-row-properties fo:keep-together="auto"/>
    </style:style>
    <style:style style:name="Table4.A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3" style:family="table-row">
      <style:table-row-properties fo:keep-together="auto"/>
    </style:style>
    <style:style style:name="Table4.A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2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H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24" style:family="table-row">
      <style:table-row-properties fo:keep-together="auto"/>
    </style:style>
    <style:style style:name="Table4.A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B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C24"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D24" style:family="table-cell">
      <style:table-cell-properties style:vertical-align="top" fo:background-color="#e6e6e6" style:border-line-width-bottom="0.018cm 0.018cm 0.018cm" fo:padding-left="0.191cm" fo:padding-right="0.191cm" fo:padding-top="0cm" fo:padding-bottom="0cm" fo:border-left="0.5pt solid #000000" fo:border-right="none" fo:border-top="0.5pt solid #000000" fo:border-bottom="1.5pt double #000000" style:writing-mode="lr-tb">
        <style:background-image/>
      </style:table-cell-properties>
    </style:style>
    <style:style style:name="Table4.E24" style:family="table-cell">
      <style:table-cell-properties style:vertical-align="top" fo:background-color="#e6e6e6"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background-image/>
      </style:table-cell-properties>
    </style:style>
    <style:style style:name="Table4.F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G24"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H24"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fo:text-align="center" style:justify-single-word="false"/>
      <style:text-properties fo:font-size="9pt" officeooo:rsid="001fbd85" officeooo:paragraph-rsid="001fbd85" style:font-size-asian="9pt"/>
    </style:style>
    <style:style style:name="P5" style:family="paragraph" style:parent-style-name="Header">
      <style:paragraph-properties fo:text-align="center" style:justify-single-word="false"/>
      <style:text-properties fo:font-size="9pt" officeooo:rsid="001fbd85" officeooo:paragraph-rsid="0021820d" style:font-size-asian="9pt"/>
    </style:style>
    <style:style style:name="P6" style:family="paragraph" style:parent-style-name="Header">
      <style:paragraph-properties fo:text-align="center" style:justify-single-word="false"/>
      <style:text-properties fo:font-size="9pt" style:font-size-asian="9pt"/>
    </style:style>
    <style:style style:name="P7" style:family="paragraph" style:parent-style-name="Header">
      <style:paragraph-properties style:snap-to-layout-grid="false"/>
      <style:text-properties fo:font-size="9pt" fo:language="en" fo:country="US" style:font-size-asian="9pt"/>
    </style:style>
    <style:style style:name="P8" style:family="paragraph" style:parent-style-name="Header">
      <style:text-properties fo:font-size="12pt" fo:language="en" fo:country="CA" style:font-size-asian="12pt" style:font-name-complex="Arial"/>
    </style:style>
    <style:style style:name="P9" style:family="paragraph" style:parent-style-name="Header">
      <style:text-properties fo:font-size="6pt" style:font-size-asian="6pt"/>
    </style:style>
    <style:style style:name="P10" style:family="paragraph" style:parent-style-name="Header">
      <style:text-properties fo:language="en" fo:country="CA" officeooo:paragraph-rsid="0021820d"/>
    </style:style>
    <style:style style:name="P11" style:family="paragraph" style:parent-style-name="Header">
      <style:paragraph-properties fo:text-align="center" style:justify-single-word="false"/>
      <style:text-properties officeooo:rsid="001fbd85" officeooo:paragraph-rsid="001fbd85"/>
    </style:style>
    <style:style style:name="P12" style:family="paragraph" style:parent-style-name="Header">
      <style:paragraph-properties fo:text-align="center" style:justify-single-word="false"/>
    </style:style>
    <style:style style:name="P13" style:family="paragraph" style:parent-style-name="Header">
      <style:paragraph-properties fo:text-align="center" style:justify-single-word="false"/>
      <style:text-properties officeooo:rsid="0021820d" officeooo:paragraph-rsid="0021820d"/>
    </style:style>
    <style:style style:name="P14" style:family="paragraph" style:parent-style-name="Header">
      <style:paragraph-properties>
        <style:tab-stops/>
      </style:paragraph-properties>
    </style:style>
    <style:style style:name="P15" style:family="paragraph" style:parent-style-name="Header">
      <style:paragraph-properties>
        <style:tab-stops/>
      </style:paragraph-properties>
      <style:text-properties fo:font-style="italic" style:font-style-asian="italic"/>
    </style:style>
    <style:style style:name="P16" style:family="paragraph" style:parent-style-name="Standard">
      <style:paragraph-properties style:snap-to-layout-grid="false"/>
      <style:text-properties style:font-name="Comic Sans MS" fo:font-size="16pt" style:font-size-asian="16pt" style:font-name-complex="Comic Sans MS"/>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19" style:family="paragraph" style:parent-style-name="Standard">
      <style:paragraph-properties fo:text-align="center" style:justify-single-word="false"/>
      <style:text-properties officeooo:paragraph-rsid="00207f4d"/>
    </style:style>
    <style:style style:name="P20" style:family="paragraph" style:parent-style-name="Standard">
      <style:text-properties fo:font-weight="bold" style:font-weight-asian="bold"/>
    </style:style>
    <style:style style:name="P21" style:family="paragraph" style:parent-style-name="Standard">
      <style:paragraph-properties fo:text-align="center" style:justify-single-word="false"/>
      <style:text-properties fo:font-weight="bold" style:font-weight-asian="bold"/>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text-properties fo:font-size="14pt" fo:font-weight="bold" style:font-size-asian="14pt" style:font-weight-asian="bold"/>
    </style:style>
    <style:style style:name="P24" style:family="paragraph" style:parent-style-name="Standard">
      <style:paragraph-properties fo:text-align="center" style:justify-single-word="false"/>
      <style:text-properties fo:font-size="14pt" fo:font-weight="bold" style:font-size-asian="14pt" style:font-weight-asian="bold"/>
    </style:style>
    <style:style style:name="P25"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26"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27" style:family="paragraph" style:parent-style-name="Standard">
      <style:paragraph-properties fo:text-align="center" style:justify-single-word="false"/>
      <style:text-properties fo:font-variant="small-caps" fo:font-size="12pt" fo:font-weight="bold" style:letter-kerning="true" style:font-size-asian="12pt" style:font-weight-asian="bold" style:font-name-complex="Arial" style:font-size-complex="10pt" style:font-weight-complex="bold"/>
    </style:style>
    <style:style style:name="P28" style:family="paragraph" style:parent-style-name="Standard">
      <style:paragraph-properties fo:text-align="center" style:justify-single-word="false"/>
      <style:text-properties fo:font-variant="small-caps" fo:font-size="12pt" fo:language="en" fo:country="CA" fo:font-weight="bold" style:letter-kerning="true" style:font-size-asian="12pt" style:language-asian="en" style:country-asian="CA" style:font-weight-asian="bold" style:font-name-complex="Arial" style:font-size-complex="10pt" style:font-weight-complex="bold"/>
    </style:style>
    <style:style style:name="P29" style:family="paragraph" style:parent-style-name="Standard">
      <style:paragraph-properties fo:text-align="center" style:justify-single-word="false"/>
      <style:text-properties fo:text-transform="uppercase" fo:font-size="12pt" fo:font-weight="bold" style:letter-kerning="true" style:font-size-asian="12pt" style:font-weight-asian="bold" style:font-name-complex="Arial" style:font-size-complex="10pt" style:font-weight-complex="bold"/>
    </style:style>
    <style:style style:name="P30" style:family="paragraph" style:parent-style-name="Standard">
      <style:paragraph-properties fo:text-align="center" style:justify-single-word="false"/>
      <style:text-properties fo:text-transform="uppercase" fo:font-size="12pt" fo:font-weight="bold" style:font-size-asian="12pt" style:font-weight-asian="bold" style:font-name-complex="Arial" style:font-weight-complex="bold"/>
    </style:style>
    <style:style style:name="P31" style:family="paragraph" style:parent-style-name="Standard">
      <style:paragraph-properties fo:text-align="center" style:justify-single-word="false"/>
      <style:text-properties fo:text-transform="uppercase"/>
    </style:style>
    <style:style style:name="P32" style:family="paragraph" style:parent-style-name="Standard">
      <style:paragraph-properties fo:text-align="center" style:justify-single-word="false"/>
      <style:text-properties fo:text-transform="uppercase" fo:font-size="14pt" fo:font-weight="bold" style:font-size-asian="14pt" style:font-weight-asian="bold" style:font-weight-complex="bold"/>
    </style:style>
    <style:style style:name="P33" style:family="paragraph" style:parent-style-name="Standard">
      <style:text-properties fo:font-size="12pt" fo:font-weight="bold" style:font-size-asian="12pt" style:font-weight-asian="bold"/>
    </style:style>
    <style:style style:name="P34" style:family="paragraph" style:parent-style-name="Standard">
      <style:paragraph-properties fo:text-align="center" style:justify-single-word="false"/>
      <style:text-properties fo:font-size="12pt" fo:language="en" fo:country="CA" fo:font-weight="bold" style:font-size-asian="12pt" style:language-asian="en" style:country-asian="CA" style:font-weight-asian="bold"/>
    </style:style>
    <style:style style:name="P35" style:family="paragraph" style:parent-style-name="Standard">
      <style:paragraph-properties style:snap-to-layout-grid="false"/>
    </style:style>
    <style:style style:name="P36" style:family="paragraph" style:parent-style-name="Standard">
      <style:text-properties fo:font-style="italic" style:font-style-asian="italic"/>
    </style:style>
    <style:style style:name="P37" style:family="paragraph" style:parent-style-name="Standard">
      <style:text-properties fo:font-style="italic" style:font-name-asian="Arial" style:font-style-asian="italic"/>
    </style:style>
    <style:style style:name="P38" style:family="paragraph" style:parent-style-name="Standard">
      <style:paragraph-properties fo:text-align="center" style:justify-single-word="false"/>
      <style:text-properties style:font-name="Calibri"/>
    </style:style>
    <style:style style:name="P39" style:family="paragraph" style:parent-style-name="Standard">
      <style:paragraph-properties fo:text-align="center" style:justify-single-word="false"/>
      <style:text-properties style:font-name="Calibri" fo:font-size="10pt" fo:language="fr" fo:country="FR" style:font-size-asian="10pt"/>
    </style:style>
    <style:style style:name="P40" style:family="paragraph" style:parent-style-name="Standard">
      <style:paragraph-properties fo:text-align="justify" style:justify-single-word="false" style:snap-to-layout-grid="false"/>
      <style:text-properties style:font-name="Calibri" fo:font-size="10pt" fo:language="fr" fo:country="FR" style:font-size-asian="10pt"/>
    </style:style>
    <style:style style:name="P41" style:family="paragraph" style:parent-style-name="Standard">
      <style:paragraph-properties fo:text-align="justify" style:justify-single-word="false" style:snap-to-layout-grid="false"/>
      <style:text-properties style:font-name="Calibri" fo:font-size="10pt" fo:language="fr" fo:country="FR" officeooo:rsid="00232e62" officeooo:paragraph-rsid="00232e62" style:font-size-asian="10pt"/>
    </style:style>
    <style:style style:name="P42"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name-complex="Times New Roman" style:font-weight-complex="bold"/>
    </style:style>
    <style:style style:name="P43" style:family="paragraph" style:parent-style-name="Standard">
      <style:paragraph-properties fo:text-align="justify" style:justify-single-word="false" style:snap-to-layout-grid="false"/>
      <style:text-properties style:font-name="Calibri" fo:font-size="10pt" fo:language="fr" fo:country="FR" fo:font-weight="bold" officeooo:rsid="00232e62" officeooo:paragraph-rsid="00232e62" style:font-size-asian="10pt" style:font-weight-asian="bold" style:font-name-complex="Times New Roman" style:font-weight-complex="bold"/>
    </style:style>
    <style:style style:name="P44" style:family="paragraph" style:parent-style-name="Standard">
      <style:paragraph-properties fo:text-align="center" style:justify-single-word="false"/>
      <style:text-properties style:font-name="Calibri" fo:font-size="10pt" fo:language="fr" fo:country="FR" fo:font-weight="bold" style:font-size-asian="10pt" style:font-weight-asian="bold" style:font-weight-complex="bold"/>
    </style:style>
    <style:style style:name="P45"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weight-complex="bold"/>
    </style:style>
    <style:style style:name="P46" style:family="paragraph" style:parent-style-name="Standard">
      <style:paragraph-properties fo:text-align="center" style:justify-single-word="false"/>
      <style:text-properties style:font-name="Calibri" fo:font-weight="bold" style:font-weight-asian="bold"/>
    </style:style>
    <style:style style:name="P47" style:family="paragraph" style:parent-style-name="Footer">
      <style:text-properties fo:font-size="8pt" style:font-size-asian="8pt"/>
    </style:style>
    <style:style style:name="P48" style:family="paragraph" style:parent-style-name="Contents_20_1">
      <style:paragraph-properties fo:break-before="page">
        <style:tab-stops>
          <style:tab-stop style:position="16.81cm" style:type="right" style:leader-style="dotted" style:leader-text="."/>
        </style:tab-stops>
      </style:paragraph-properties>
    </style:style>
    <style:style style:name="P49" style:family="paragraph" style:parent-style-name="Standard">
      <style:paragraph-properties fo:keep-with-next="always"/>
    </style:style>
    <style:style style:name="P50" style:family="paragraph" style:parent-style-name="Standard">
      <style:paragraph-properties fo:keep-with-next="always"/>
      <style:text-properties fo:font-style="italic" style:font-style-asian="italic"/>
    </style:style>
    <style:style style:name="P51" style:family="paragraph" style:parent-style-name="Standard">
      <style:paragraph-properties fo:text-align="center" style:justify-single-word="false" fo:keep-with-next="always"/>
      <style:text-properties fo:font-weight="bold" style:font-weight-asian="bold"/>
    </style:style>
    <style:style style:name="P52" style:family="paragraph" style:parent-style-name="Heading">
      <style:text-properties fo:font-variant="normal" fo:text-transform="none" fo:font-size="14pt" fo:font-weight="normal" style:font-size-asian="14pt" style:font-weight-asian="normal" style:font-name-complex="Times New Roman" style:font-weight-complex="normal"/>
    </style:style>
    <style:style style:name="P53" style:family="paragraph" style:parent-style-name="Contents_20_1">
      <style:paragraph-properties fo:text-align="center" style:justify-single-word="false">
        <style:tab-stops>
          <style:tab-stop style:position="16.81cm" style:type="right" style:leader-style="dotted" style:leader-text="."/>
        </style:tab-stops>
      </style:paragraph-properties>
      <style:text-properties fo:font-weight="bold" style:font-weight-asian="bold"/>
    </style:style>
    <style:style style:name="P54" style:family="paragraph" style:parent-style-name="Contents_20_1">
      <style:paragraph-properties>
        <style:tab-stops>
          <style:tab-stop style:position="0.847cm"/>
          <style:tab-stop style:position="16.57cm" style:type="right" style:leader-style="dotted" style:leader-text="."/>
        </style:tab-stops>
      </style:paragraph-properties>
    </style:style>
    <style:style style:name="P55" style:family="paragraph" style:parent-style-name="Contents_20_1">
      <style:paragraph-properties>
        <style:tab-stops>
          <style:tab-stop style:position="16.57cm" style:type="right" style:leader-style="dotted" style:leader-text="."/>
        </style:tab-stops>
      </style:paragraph-properties>
    </style:style>
    <style:style style:name="P56" style:family="paragraph" style:parent-style-name="Contents_20_2">
      <style:paragraph-properties>
        <style:tab-stops>
          <style:tab-stop style:position="1.693cm"/>
          <style:tab-stop style:position="16.57cm" style:type="right" style:leader-style="dotted" style:leader-text="."/>
        </style:tab-stops>
      </style:paragraph-properties>
    </style:style>
    <style:style style:name="P57" style:family="paragraph" style:parent-style-name="Text_20_body_20_indent">
      <style:text-properties style:font-name="Calibri" fo:language="en" fo:country="CA" style:language-asian="en" style:country-asian="CA" style:font-name-complex="Calibri" style:font-size-complex="11pt"/>
    </style:style>
    <style:style style:name="P58" style:family="paragraph" style:parent-style-name="Text_20_body_20_indent">
      <style:text-properties fo:font-style="italic" style:font-style-asian="italic"/>
    </style:style>
    <style:style style:name="P59"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Calibri" fo:language="fr" fo:country="FR" fo:font-weight="bold" style:font-weight-asian="bold" style:font-name-complex="Times New Roman" style:font-weight-complex="bold"/>
    </style:style>
    <style:style style:name="P60" style:family="paragraph" style:parent-style-name="Endnote">
      <style:paragraph-properties fo:margin-top="0.106cm" fo:margin-bottom="0.106cm" loext:contextual-spacing="false" fo:text-align="center" style:justify-single-word="false"/>
      <style:text-properties style:font-name="Calibri" fo:language="fr" fo:country="FR" fo:font-weight="bold" style:font-weight-asian="bold" style:font-name-complex="Times New Roman" style:font-weight-complex="bold"/>
    </style:style>
    <style:style style:name="P61" style:family="paragraph" style:parent-style-name="Standard">
      <style:text-properties officeooo:paragraph-rsid="00252155"/>
    </style:style>
    <style:style style:name="P62" style:family="paragraph" style:parent-style-name="Standard">
      <style:text-properties officeooo:rsid="00252155" officeooo:paragraph-rsid="00252155"/>
    </style:style>
    <style:style style:name="P63" style:family="paragraph" style:parent-style-name="Standard">
      <style:text-properties officeooo:rsid="00252155" officeooo:paragraph-rsid="0026faf2"/>
    </style:style>
    <style:style style:name="P64" style:family="paragraph" style:parent-style-name="Standard">
      <style:text-properties officeooo:rsid="0026faf2" officeooo:paragraph-rsid="0026faf2"/>
    </style:style>
    <style:style style:name="P65" style:family="paragraph" style:parent-style-name="Standard">
      <style:text-properties fo:font-style="italic" style:font-style-asian="italic"/>
    </style:style>
    <style:style style:name="P66" style:family="paragraph" style:parent-style-name="Standard">
      <style:text-properties fo:font-style="italic" officeooo:paragraph-rsid="002867a5" style:font-style-asian="italic" style:font-style-complex="italic"/>
    </style:style>
    <style:style style:name="P67" style:family="paragraph" style:parent-style-name="Standard" style:list-style-name="L2">
      <style:text-properties fo:font-style="italic" officeooo:paragraph-rsid="002f2cd2" style:font-style-asian="italic"/>
    </style:style>
    <style:style style:name="P68" style:family="paragraph" style:parent-style-name="Standard">
      <style:text-properties fo:font-style="italic" officeooo:paragraph-rsid="00338e0d" style:font-style-asian="italic"/>
    </style:style>
    <style:style style:name="P69" style:family="paragraph" style:parent-style-name="Standard">
      <style:text-properties fo:font-style="normal" officeooo:rsid="0029c635" officeooo:paragraph-rsid="0029c635" style:font-style-asian="normal" style:font-style-complex="normal"/>
    </style:style>
    <style:style style:name="P70" style:family="paragraph" style:parent-style-name="Standard" style:list-style-name="L1">
      <style:text-properties fo:font-style="normal" officeooo:rsid="0029c635" officeooo:paragraph-rsid="0029c635" style:font-style-asian="normal" style:font-style-complex="normal"/>
    </style:style>
    <style:style style:name="P71" style:family="paragraph" style:parent-style-name="Standard">
      <style:text-properties fo:font-style="normal" officeooo:rsid="002b84e7" officeooo:paragraph-rsid="0029c635" style:font-style-asian="normal" style:font-style-complex="normal"/>
    </style:style>
    <style:style style:name="P72" style:family="paragraph" style:parent-style-name="Standard">
      <style:text-properties fo:font-style="normal" officeooo:rsid="002b84e7" officeooo:paragraph-rsid="002b84e7" style:font-style-asian="normal" style:font-style-complex="normal"/>
    </style:style>
    <style:style style:name="P73" style:family="paragraph" style:parent-style-name="Standard">
      <style:text-properties fo:font-style="normal" officeooo:rsid="002d83d4" officeooo:paragraph-rsid="002d83d4" style:font-style-asian="normal" style:font-style-complex="normal"/>
    </style:style>
    <style:style style:name="P74" style:family="paragraph" style:parent-style-name="Standard">
      <style:text-properties fo:font-style="normal" officeooo:rsid="002f2cd2" officeooo:paragraph-rsid="002f2cd2" style:font-style-asian="normal" style:font-style-complex="normal"/>
    </style:style>
    <style:style style:name="P75" style:family="paragraph" style:parent-style-name="Standard">
      <style:text-properties fo:font-style="normal" officeooo:rsid="003044be" officeooo:paragraph-rsid="003044be" style:font-style-asian="normal" style:font-style-complex="normal"/>
    </style:style>
    <style:style style:name="P76" style:family="paragraph" style:parent-style-name="Standard">
      <style:text-properties fo:font-style="normal" officeooo:rsid="0031c7ed" officeooo:paragraph-rsid="0031c7ed" style:font-style-asian="normal" style:font-style-complex="normal"/>
    </style:style>
    <style:style style:name="P77" style:family="paragraph" style:parent-style-name="Standard">
      <style:text-properties fo:font-style="normal" officeooo:rsid="00338e0d" officeooo:paragraph-rsid="00338e0d" style:font-style-asian="normal" style:font-style-complex="normal"/>
    </style:style>
    <style:style style:name="P78" style:family="paragraph" style:parent-style-name="Standard">
      <style:text-properties fo:font-style="normal" fo:font-weight="bold" officeooo:rsid="0031c7ed" officeooo:paragraph-rsid="0031c7ed" style:font-style-asian="normal" style:font-weight-asian="bold" style:font-style-complex="normal" style:font-weight-complex="bold"/>
    </style:style>
    <style:style style:name="P79" style:family="paragraph" style:parent-style-name="Standard">
      <style:text-properties fo:font-style="normal" fo:font-weight="bold" officeooo:rsid="0031c7ed" officeooo:paragraph-rsid="00324c33" style:font-style-asian="normal" style:font-weight-asian="bold" style:font-style-complex="normal" style:font-weight-complex="bold"/>
    </style:style>
    <style:style style:name="P80" style:family="paragraph" style:parent-style-name="Standard">
      <style:text-properties fo:font-style="normal" fo:font-weight="bold" officeooo:rsid="00324c33" officeooo:paragraph-rsid="00324c33" style:font-style-asian="normal" style:font-weight-asian="bold" style:font-style-complex="normal" style:font-weight-complex="bold"/>
    </style:style>
    <style:style style:name="P81" style:family="paragraph" style:parent-style-name="Standard">
      <style:text-properties fo:font-style="normal" fo:font-weight="bold" officeooo:rsid="00324c33" officeooo:paragraph-rsid="0031c7ed" style:font-style-asian="normal" style:font-weight-asian="bold" style:font-style-complex="normal" style:font-weight-complex="bold"/>
    </style:style>
    <style:style style:name="P82" style:family="paragraph" style:parent-style-name="Standard" style:list-style-name="L2">
      <style:text-properties fo:language="fr" fo:country="CA" fo:font-style="normal" officeooo:rsid="00271310" officeooo:paragraph-rsid="002f2cd2" style:language-asian="en" style:country-asian="CA" style:font-style-asian="normal" style:font-style-complex="normal"/>
    </style:style>
    <style:style style:name="P83" style:family="paragraph" style:parent-style-name="Standard" style:list-style-name="L2">
      <style:text-properties fo:language="fr" fo:country="CA" fo:font-style="normal" officeooo:rsid="0023d0d5" officeooo:paragraph-rsid="002f2cd2" style:language-asian="en" style:country-asian="CA" style:font-style-asian="normal" style:font-style-complex="normal"/>
    </style:style>
    <style:style style:name="P84" style:family="paragraph" style:parent-style-name="Standard" style:list-style-name="L2">
      <style:text-properties fo:language="fr" fo:country="CA" fo:font-style="normal" officeooo:rsid="0023e8f7" officeooo:paragraph-rsid="002f2cd2" style:language-asian="en" style:country-asian="CA" style:font-style-asian="normal" style:font-style-complex="normal"/>
    </style:style>
    <style:style style:name="P85" style:family="paragraph" style:parent-style-name="Standard">
      <style:text-properties fo:language="en" fo:country="CA"/>
    </style:style>
    <style:style style:name="P86" style:family="paragraph" style:parent-style-name="Standard" style:list-style-name="L2">
      <style:text-properties fo:language="en" fo:country="CA" fo:font-style="italic" officeooo:rsid="001a8fa1" officeooo:paragraph-rsid="002f2cd2" style:language-asian="en" style:country-asian="CA" style:font-style-asian="italic"/>
    </style:style>
    <style:style style:name="P87" style:family="paragraph" style:parent-style-name="Standard">
      <style:text-properties officeooo:paragraph-rsid="00338e0d"/>
    </style:style>
    <style:style style:name="P88" style:family="paragraph" style:parent-style-name="Standard">
      <style:text-properties officeooo:rsid="00338e0d" officeooo:paragraph-rsid="00338e0d"/>
    </style:style>
    <style:style style:name="P89" style:family="paragraph" style:parent-style-name="Standard">
      <style:text-properties officeooo:rsid="00338e0d" officeooo:paragraph-rsid="0034b6f4"/>
    </style:style>
    <style:style style:name="P90" style:family="paragraph" style:parent-style-name="Standard">
      <style:paragraph-properties fo:text-align="justify" style:justify-single-word="false" style:snap-to-layout-grid="false"/>
      <style:text-properties style:font-name="Calibri" fo:font-size="10pt" fo:language="fr" fo:country="FR" officeooo:rsid="00359dfa" officeooo:paragraph-rsid="00359dfa" style:font-size-asian="10pt"/>
    </style:style>
    <style:style style:name="P91"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59dfa" style:font-size-asian="10pt" style:font-weight-asian="bold" style:font-weight-complex="bold"/>
    </style:style>
    <style:style style:name="P92" style:family="paragraph" style:parent-style-name="Standard" style:master-page-name="Convert_20_1">
      <style:paragraph-properties style:page-number="auto"/>
      <style:text-properties style:font-name="Calibri"/>
    </style:style>
    <style:style style:name="P93"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94"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95" style:family="paragraph" style:parent-style-name="Heading_20_1" style:list-style-name="">
      <style:paragraph-properties fo:margin-left="0cm" fo:margin-right="0cm" fo:text-indent="0cm" style:auto-text-indent="false"/>
      <style:text-properties style:font-name="Calibri"/>
    </style:style>
    <style:style style:name="P96" style:family="paragraph" style:parent-style-name="Heading_20_1" style:list-style-name="">
      <style:paragraph-properties fo:margin-left="0cm" fo:margin-right="0cm" fo:text-align="center" style:justify-single-word="false" fo:text-indent="0cm" style:auto-text-indent="false"/>
      <style:text-properties style:font-name="Calibri"/>
    </style:style>
    <style:style style:name="P97" style:family="paragraph" style:parent-style-name="Heading_20_1" style:list-style-name="" style:master-page-name="Convert_20_2">
      <style:paragraph-properties fo:margin-left="0cm" fo:margin-right="0cm" fo:text-indent="0cm" style:auto-text-indent="false" style:page-number="auto"/>
    </style:style>
    <style:style style:name="P98" style:family="paragraph" style:parent-style-name="Heading_20_1">
      <style:paragraph-properties fo:break-before="page"/>
    </style:style>
    <style:style style:name="T1" style:family="text">
      <style:text-properties officeooo:rsid="00232e62"/>
    </style:style>
    <style:style style:name="T2" style:family="text">
      <style:text-properties fo:language="en" fo:country="CA"/>
    </style:style>
    <style:style style:name="T3" style:family="text">
      <style:text-properties fo:language="en" fo:country="CA" style:language-asian="en" style:country-asian="CA"/>
    </style:style>
    <style:style style:name="T4" style:family="text">
      <style:text-properties fo:language="en" fo:country="CA" officeooo:rsid="00252155" style:language-asian="en" style:country-asian="CA"/>
    </style:style>
    <style:style style:name="T5" style:family="text">
      <style:text-properties fo:language="en" fo:country="CA" officeooo:rsid="002867a5" style:language-asian="en" style:country-asian="CA"/>
    </style:style>
    <style:style style:name="T6" style:family="text">
      <style:text-properties fo:language="en" fo:country="CA" fo:font-style="italic" style:language-asian="en" style:country-asian="CA" style:font-style-asian="italic" style:font-style-complex="italic"/>
    </style:style>
    <style:style style:name="T7" style:family="text">
      <style:text-properties fo:language="en" fo:country="CA" fo:font-style="normal" style:language-asian="en" style:country-asian="CA" style:font-style-asian="normal" style:font-style-complex="normal"/>
    </style:style>
    <style:style style:name="T8" style:family="text">
      <style:text-properties fo:language="en" fo:country="CA" fo:font-style="normal" officeooo:rsid="001868b5" style:language-asian="en" style:country-asian="CA" style:font-style-asian="normal" style:font-style-complex="normal"/>
    </style:style>
    <style:style style:name="T9" style:family="text">
      <style:text-properties fo:language="en" fo:country="CA" fo:font-style="normal" officeooo:rsid="00252155" style:language-asian="en" style:country-asian="CA" style:font-style-asian="normal" style:font-style-complex="normal"/>
    </style:style>
    <style:style style:name="T10" style:family="text">
      <style:text-properties fo:language="en" fo:country="CA" fo:font-style="normal" officeooo:rsid="0026faf2" style:language-asian="en" style:country-asian="CA" style:font-style-asian="normal" style:font-style-complex="normal"/>
    </style:style>
    <style:style style:name="T11" style:family="text">
      <style:text-properties fo:language="en" fo:country="CA" fo:font-style="normal" officeooo:rsid="002867a5" style:language-asian="en" style:country-asian="CA" style:font-style-asian="normal" style:font-style-complex="normal"/>
    </style:style>
    <style:style style:name="T12" style:family="text">
      <style:text-properties fo:text-transform="uppercase"/>
    </style:style>
    <style:style style:name="T13" style:family="text">
      <style:text-properties fo:text-transform="uppercase" fo:language="en" fo:country="CA" officeooo:rsid="00207f4d" style:language-asian="en" style:country-asian="CA"/>
    </style:style>
    <style:style style:name="T14" style:family="text">
      <style:text-properties fo:font-size="10pt" fo:language="fr" fo:country="FR" style:font-size-asian="10pt"/>
    </style:style>
    <style:style style:name="T15" style:family="text">
      <style:text-properties fo:font-size="10pt" fo:language="fr" fo:country="FR" fo:font-weight="bold" style:font-size-asian="10pt" style:font-weight-asian="bold"/>
    </style:style>
    <style:style style:name="T16" style:family="text">
      <style:text-properties style:font-name="Calibri" fo:language="en" fo:country="CA" style:language-asian="en" style:country-asian="CA" style:font-name-complex="Calibri" style:font-size-complex="11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2f2cd2" style:font-style-asian="italic" style:font-style-complex="italic"/>
    </style:style>
    <style:style style:name="T20" style:family="text">
      <style:text-properties fo:font-style="italic" fo:font-weight="bold" style:font-style-asian="italic" style:font-weight-asian="bold"/>
    </style:style>
    <style:style style:name="T21" style:family="text">
      <style:text-properties officeooo:rsid="00207f4d"/>
    </style:style>
    <style:style style:name="T22" style:family="text">
      <style:text-properties fo:font-style="normal" style:font-style-asian="normal" style:font-style-complex="normal"/>
    </style:style>
    <style:style style:name="T23" style:family="text">
      <style:text-properties fo:font-style="normal" officeooo:rsid="00338e0d" style:font-style-asian="normal" style:font-style-complex="normal"/>
    </style:style>
    <style:style style:name="T24" style:family="text">
      <style:text-properties fo:font-style="normal" officeooo:rsid="0034b6f4" style:font-style-asian="normal" style:font-style-complex="normal"/>
    </style:style>
    <style:style style:name="T25" style:family="text">
      <style:text-properties style:text-position="super 58%" fo:font-style="italic" style:font-style-asian="italic" style:font-style-complex="italic"/>
    </style:style>
    <style:style style:name="T26" style:family="text">
      <style:text-properties officeooo:rsid="002f2cd2"/>
    </style:style>
    <style:style style:name="T27" style:family="text">
      <style:text-properties fo:language="fr" fo:country="CA" fo:font-style="normal" style:font-style-asian="normal" style:font-style-complex="normal"/>
    </style:style>
    <style:style style:name="T28" style:family="text">
      <style:text-properties fo:language="fr" fo:country="CA" fo:font-style="normal" officeooo:rsid="0023e8f7" style:font-style-asian="normal" style:font-style-complex="normal"/>
    </style:style>
    <style:style style:name="T29" style:family="text">
      <style:text-properties fo:language="fr" fo:country="CA" fo:font-style="normal" officeooo:rsid="0023d0d5" style:font-style-asian="normal" style:font-style-complex="normal"/>
    </style:style>
    <style:style style:name="T30" style:family="text">
      <style:text-properties fo:language="fr" fo:country="CA" fo:font-style="normal" officeooo:rsid="0023e8f7" style:language-asian="en" style:country-asian="CA" style:font-style-asian="normal" style:font-style-complex="normal"/>
    </style:style>
    <style:style style:name="T31" style:family="text">
      <style:text-properties fo:language="fr" fo:country="CA" style:font-style-complex="italic"/>
    </style:style>
    <style:style style:name="T32" style:family="text">
      <style:text-properties fo:language="fr" fo:country="CA" officeooo:rsid="0023e8f7" style:language-asian="en" style:country-asian="CA" style:font-style-complex="italic"/>
    </style:style>
    <style:style style:name="T33" style:family="text">
      <style:text-properties officeooo:rsid="00271310"/>
    </style:style>
    <style:style style:name="T34" style:family="text">
      <style:text-properties fo:font-weight="normal" style:font-weight-asian="normal" style:font-weight-complex="normal"/>
    </style:style>
    <style:style style:name="T35" style:family="text">
      <style:text-properties fo:font-weight="normal" officeooo:rsid="003112b7" style:font-weight-asian="normal" style:font-weight-complex="normal"/>
    </style:style>
    <style:style style:name="T36" style:family="text">
      <style:text-properties fo:font-weight="normal" officeooo:rsid="0031dafa" style:font-weight-asian="normal" style:font-weight-complex="normal"/>
    </style:style>
    <style:style style:name="T37" style:family="text">
      <style:text-properties fo:font-weight="normal" officeooo:rsid="00324c33" style:font-weight-asian="normal" style:font-weight-complex="normal"/>
    </style:style>
    <style:style style:name="T38" style:family="text">
      <style:text-properties fo:font-weight="normal" officeooo:rsid="00338e0d"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3112b7" style:font-weight-asian="bold" style:font-weight-complex="bold"/>
    </style:style>
    <style:style style:name="T41" style:family="text">
      <style:text-properties officeooo:rsid="0031dafa"/>
    </style:style>
    <style:style style:name="T42" style:family="text">
      <style:text-properties officeooo:rsid="00324c33"/>
    </style:style>
    <style:style style:name="T43"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p text:style-name="P24">Département de génie logiciel et des TI</text:p>
      <text:h text:style-name="P94" text:outline-level="1"/>
      <text:p text:style-name="P24">RAPPORT D’ÉTAPE</text:p>
      <text:p text:style-name="P23"/>
      <text:p text:style-name="P28"><field:fieldmark-start text:name="__Fieldmark__4047_32735774" field:type="vnd.oasis.opendocument.field.FORMTEXT"><field:param field:name="Description" field:value=""/><field:param field:name="Name" field:value=""/></field:fieldmark-start><text:span text:style-name="T21">LOG792 – Projet de fin d'études en génie logiciel</text:span><field:fieldmark-end/></text:p>
      <text:p text:style-name="P27"/>
      <text:p text:style-name="P29"/>
      <text:p text:style-name="P30"/>
      <text:p text:style-name="P26"><field:fieldmark-start text:name="__Fieldmark__4060_32735774" field:type="vnd.oasis.opendocument.field.FORMTEXT"><field:param field:name="Description" field:value="Entrez le titre de votre thèse ou mémoire"/><field:param field:name="Name" field:value="Texte3"/></field:fieldmark-start><text:span text:style-name="T21">Extraction d'Image CTEC</text:span><field:fieldmark-end/></text:p>
      <text:p text:style-name="P26"><field:fieldmark-start text:name="__Fieldmark__4065_32735774" field:type="vnd.oasis.opendocument.field.FORMTEXT"><field:param field:name="Description" field:value="S'il n'y a pas de sous-titre, détruisez cette case"/><field:param field:name="Name" field:value="Texte4"/></field:fieldmark-start><field:fieldmark-end/></text:p>
      <text:p text:style-name="P25"/>
      <text:p text:style-name="P25"/>
      <text:p text:style-name="P52"/>
      <text:p text:style-name="P25">Auteurs </text:p>
      <text:p text:style-name="P17"><field:fieldmark-start text:name="__Fieldmark__4080_32735774" field:type="vnd.oasis.opendocument.field.FORMTEXT"><field:param field:name="Description" field:value=""/><field:param field:name="Name" field:value="Texte1"/></field:fieldmark-start><text:span text:style-name="T13">FRANÇOIS-GUY</text:span><field:fieldmark-end/><text:span text:style-name="T12"> </text:span><field:fieldmark-start text:name="__Fieldmark__4087_32735774" field:type="vnd.oasis.opendocument.field.FORMTEXT"><field:param field:name="Description" field:value=""/><field:param field:name="Name" field:value="Texte2"/></field:fieldmark-start><text:span text:style-name="T13">GALLANT</text:span><field:fieldmark-end/><text:span text:style-name="T12"><text:line-break/></text:span><field:fieldmark-start text:name="__Fieldmark__4094_32735774" field:type="vnd.oasis.opendocument.field.FORMTEXT"><field:param field:name="Description" field:value=""/><field:param field:name="Name" field:value="code_permanent"/></field:fieldmark-start><text:span text:style-name="T13">GALF10038504</text:span><field:fieldmark-end/></text:p>
      <text:p text:style-name="P31"/>
      <text:p text:style-name="P31"/>
      <text:p text:style-name="P32"/>
      <text:p text:style-name="P25">Professeur superviseur </text:p>
      <text:p text:style-name="P19"><field:fieldmark-start text:name="__Fieldmark__4109_32735774" field:type="vnd.oasis.opendocument.field.FORMTEXT"><field:param field:name="Description" field:value=""/><field:param field:name="Name" field:value="Texte1"/></field:fieldmark-start><text:span text:style-name="T13">JEAN-MARC</text:span><field:fieldmark-end/><text:span text:style-name="T12"> </text:span><field:fieldmark-start text:name="__Fieldmark__4116_32735774" field:type="vnd.oasis.opendocument.field.FORMTEXT"><field:param field:name="Description" field:value=""/><field:param field:name="Name" field:value="Texte2"/></field:fieldmark-start><text:span text:style-name="T13">ROBERT</text:span><field:fieldmark-end/></text:p>
      <text:p text:style-name="P25"/>
      <text:p text:style-name="P25"/>
      <text:p text:style-name="P25">Date </text:p>
      <text:p text:style-name="P34"><field:fieldmark-start text:name="__Fieldmark__4129_32735774" field:type="vnd.oasis.opendocument.field.FORMTEXT"><field:param field:name="Description" field:value=""/><field:param field:name="Name" field:value=""/></field:fieldmark-start><text:span text:style-name="T21">24 juin 2016</text:span><field:fieldmark-end/></text:p>
      <text:p text:style-name="P33"/>
      <text:section text:style-name="Sect1" text:name="Section1">
        <text:p text:style-name="P92"/>
        <text:p text:style-name="P46">Suivi des changements</text:p>
        <text:p text:style-name="P38"><text:span text:style-name="T14">*</text:span><text:span text:style-name="T15">A</text:span><text:span text:style-name="T14"> – Ajouté <text:s text:c="2"/></text:span><text:span text:style-name="T15">M</text:span><text:span text:style-name="T14"> – Modifié <text:s text:c="3"/></text:span><text:span text:style-name="T15">S</text:span><text:span text:style-name="T14"> – Supprimé</text:span></text:p>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9">NUMÉRO</text:p>
              <text:p text:style-name="P59">DE VERSION</text:p>
            </table:table-cell>
            <table:table-cell table:style-name="Table1.B1" office:value-type="string">
              <text:p text:style-name="P42"/>
              <text:p text:style-name="P44">DATE</text:p>
              <text:p text:style-name="P39">aaaa/mm/jj</text:p>
            </table:table-cell>
            <table:table-cell table:style-name="Table1.B1" office:value-type="string">
              <text:p text:style-name="P60">NUMÉRO DE FIGURE, TABLE OU SECTION</text:p>
            </table:table-cell>
            <table:table-cell table:style-name="Table1.B1" office:value-type="string">
              <text:p text:style-name="P44">A*<text:line-break/>M<text:line-break/>S</text:p>
            </table:table-cell>
            <table:table-cell table:style-name="Table1.B1" office:value-type="string">
              <text:p text:style-name="P45"/>
              <text:p text:style-name="P44">BRÈVE DESCRIPTION</text:p>
              <text:p text:style-name="P44">DU CHANGEMENT</text:p>
            </table:table-cell>
            <table:table-cell table:style-name="Table1.F1" office:value-type="string">
              <text:p text:style-name="P60">NUMÉRO DE DEMANDE CHANGEMENT</text:p>
            </table:table-cell>
          </table:table-row>
          <table:table-row table:style-name="Table1.1">
            <table:table-cell table:style-name="Table1.A2" office:value-type="string">
              <text:p text:style-name="P43">1.00</text:p>
            </table:table-cell>
            <table:table-cell table:style-name="Table1.B2" office:value-type="string">
              <text:p text:style-name="P41">2016/06 /24</text:p>
            </table:table-cell>
            <table:table-cell table:style-name="Table1.B2" office:value-type="string">
              <text:p text:style-name="P90">1 Problématique et contexte</text:p>
              <text:p text:style-name="P90">2 Objectifs du projet</text:p>
              <text:p text:style-name="P90">3 Méthodologie</text:p>
              <text:p text:style-name="P90">4 Sommaire des travaux réalisés et recommendations</text:p>
            </table:table-cell>
            <table:table-cell table:style-name="Table1.B2" office:value-type="string">
              <text:p text:style-name="P91">A*</text:p>
            </table:table-cell>
            <table:table-cell table:style-name="Table1.B2" office:value-type="string">
              <text:p text:style-name="P90">Version initiale</text:p>
            </table:table-cell>
            <table:table-cell table:style-name="Table1.F2" office:value-type="string">
              <text:p text:style-name="P90">1.00</text:p>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F3" office:value-type="string">
              <text:p text:style-name="P40"/>
            </table:table-cell>
          </table:table-row>
          <table:table-row table:style-name="Table1.1">
            <table:table-cell table:style-name="Table1.A9" office:value-type="string">
              <text:p text:style-name="P40"/>
            </table:table-cell>
            <table:table-cell table:style-name="Table1.B9" office:value-type="string">
              <text:p text:style-name="P40"/>
            </table:table-cell>
            <table:table-cell table:style-name="Table1.B9" office:value-type="string">
              <text:p text:style-name="P40"/>
            </table:table-cell>
            <table:table-cell table:style-name="Table1.B9" office:value-type="string">
              <text:p text:style-name="P40"/>
            </table:table-cell>
            <table:table-cell table:style-name="Table1.B9" office:value-type="string">
              <text:p text:style-name="P40"/>
            </table:table-cell>
            <table:table-cell table:style-name="Table1.F9" office:value-type="string">
              <text:p text:style-name="P40"/>
            </table:table-cell>
          </table:table-row>
        </table:table>
        <text:h text:style-name="P95" text:outline-level="1"/>
        <text:h text:style-name="P96" text:outline-level="1"/>
        <text:p text:style-name="P48"/>
        <text:p text:style-name="P53">Table des matières</text:p>
        <text:p text:style-name="P20"/>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282077077" text:style-name="Index_20_Link" text:visited-style-name="Index_20_Link"><text:span text:style-name="T3">1.</text:span></text:a><text:a xlink:type="simple" xlink:href="#__RefHeading___Toc282077077" text:style-name="Index_20_Link" text:visited-style-name="Index_20_Link"><text:span text:style-name="T16"><text:tab/></text:span></text:a><text:a xlink:type="simple" xlink:href="#__RefHeading___Toc282077077" text:style-name="Index_20_Link" text:visited-style-name="Index_20_Link"><text:span text:style-name="T3">Problématique et contexte<text:tab/>4</text:span></text:a></text:p>
            <text:p text:style-name="P54"><text:a xlink:type="simple" xlink:href="#__RefHeading___Toc282077078" text:style-name="Index_20_Link" text:visited-style-name="Index_20_Link"><text:span text:style-name="T3">2.</text:span></text:a><text:a xlink:type="simple" xlink:href="#__RefHeading___Toc282077078" text:style-name="Index_20_Link" text:visited-style-name="Index_20_Link"><text:span text:style-name="T16"><text:tab/></text:span></text:a><text:a xlink:type="simple" xlink:href="#__RefHeading___Toc282077078" text:style-name="Index_20_Link" text:visited-style-name="Index_20_Link"><text:span text:style-name="T3">Objectifs du projet<text:tab/>4</text:span></text:a></text:p>
            <text:p text:style-name="P54"><text:a xlink:type="simple" xlink:href="#__RefHeading___Toc282077079" text:style-name="Index_20_Link" text:visited-style-name="Index_20_Link"><text:span text:style-name="T3">3.</text:span></text:a><text:a xlink:type="simple" xlink:href="#__RefHeading___Toc282077079" text:style-name="Index_20_Link" text:visited-style-name="Index_20_Link"><text:span text:style-name="T16"><text:tab/></text:span></text:a><text:a xlink:type="simple" xlink:href="#__RefHeading___Toc282077079" text:style-name="Index_20_Link" text:visited-style-name="Index_20_Link"><text:span text:style-name="T3">Méthodologie<text:tab/>4</text:span></text:a></text:p>
            <text:p text:style-name="P54"><text:a xlink:type="simple" xlink:href="#__RefHeading___Toc282077080" text:style-name="Index_20_Link" text:visited-style-name="Index_20_Link"><text:span text:style-name="T3">4.</text:span></text:a><text:a xlink:type="simple" xlink:href="#__RefHeading___Toc282077080" text:style-name="Index_20_Link" text:visited-style-name="Index_20_Link"><text:span text:style-name="T16"><text:tab/></text:span></text:a><text:a xlink:type="simple" xlink:href="#__RefHeading___Toc282077080" text:style-name="Index_20_Link" text:visited-style-name="Index_20_Link"><text:span text:style-name="T3">Sommaire des travaux réalisés et recommandations<text:tab/>4</text:span></text:a></text:p>
            <text:p text:style-name="P56"><text:a xlink:type="simple" xlink:href="#__RefHeading___Toc282077081" text:style-name="Index_20_Link" text:visited-style-name="Index_20_Link"><text:span text:style-name="T3">4.1</text:span></text:a><text:a xlink:type="simple" xlink:href="#__RefHeading___Toc282077081" text:style-name="Index_20_Link" text:visited-style-name="Index_20_Link"><text:span text:style-name="T16"><text:tab/></text:span></text:a><text:a xlink:type="simple" xlink:href="#__RefHeading___Toc282077081" text:style-name="Index_20_Link" text:visited-style-name="Index_20_Link"><text:span text:style-name="T3">Sommaire des travaux réalisés<text:tab/>4</text:span></text:a></text:p>
            <text:p text:style-name="P56"><text:a xlink:type="simple" xlink:href="#__RefHeading___Toc282077082" text:style-name="Index_20_Link" text:visited-style-name="Index_20_Link"><text:span text:style-name="T3">4.2</text:span></text:a><text:a xlink:type="simple" xlink:href="#__RefHeading___Toc282077082" text:style-name="Index_20_Link" text:visited-style-name="Index_20_Link"><text:span text:style-name="T16"><text:tab/></text:span></text:a><text:a xlink:type="simple" xlink:href="#__RefHeading___Toc282077082" text:style-name="Index_20_Link" text:visited-style-name="Index_20_Link"><text:span text:style-name="T3">Recommandations<text:tab/>4</text:span></text:a></text:p>
            <text:p text:style-name="P54"><text:a xlink:type="simple" xlink:href="#__RefHeading___Toc282077083" text:style-name="Index_20_Link" text:visited-style-name="Index_20_Link"><text:span text:style-name="T3">5.</text:span></text:a><text:a xlink:type="simple" xlink:href="#__RefHeading___Toc282077083" text:style-name="Index_20_Link" text:visited-style-name="Index_20_Link"><text:span text:style-name="T16"><text:tab/></text:span></text:a><text:a xlink:type="simple" xlink:href="#__RefHeading___Toc282077083" text:style-name="Index_20_Link" text:visited-style-name="Index_20_Link"><text:span text:style-name="T3">Livrables et planification<text:tab/>5</text:span></text:a></text:p>
            <text:p text:style-name="P56"><text:a xlink:type="simple" xlink:href="#__RefHeading___Toc282077084" text:style-name="Index_20_Link" text:visited-style-name="Index_20_Link"><text:span text:style-name="T3">5.1</text:span></text:a><text:a xlink:type="simple" xlink:href="#__RefHeading___Toc282077084" text:style-name="Index_20_Link" text:visited-style-name="Index_20_Link"><text:span text:style-name="T16"><text:tab/></text:span></text:a><text:a xlink:type="simple" xlink:href="#__RefHeading___Toc282077084" text:style-name="Index_20_Link" text:visited-style-name="Index_20_Link"><text:span text:style-name="T3">Description des artéfacts<text:tab/>5</text:span></text:a></text:p>
            <text:p text:style-name="P56"><text:a xlink:type="simple" xlink:href="#__RefHeading___Toc282077085" text:style-name="Index_20_Link" text:visited-style-name="Index_20_Link"><text:span text:style-name="T3">5.2</text:span></text:a><text:a xlink:type="simple" xlink:href="#__RefHeading___Toc282077085" text:style-name="Index_20_Link" text:visited-style-name="Index_20_Link"><text:span text:style-name="T16"><text:tab/></text:span></text:a><text:a xlink:type="simple" xlink:href="#__RefHeading___Toc282077085" text:style-name="Index_20_Link" text:visited-style-name="Index_20_Link"><text:span text:style-name="T3">Planification<text:tab/>5</text:span></text:a></text:p>
            <text:p text:style-name="P54"><text:a xlink:type="simple" xlink:href="#__RefHeading___Toc282077086" text:style-name="Index_20_Link" text:visited-style-name="Index_20_Link"><text:span text:style-name="T3">6.</text:span></text:a><text:a xlink:type="simple" xlink:href="#__RefHeading___Toc282077086" text:style-name="Index_20_Link" text:visited-style-name="Index_20_Link"><text:span text:style-name="T16"><text:tab/></text:span></text:a><text:a xlink:type="simple" xlink:href="#__RefHeading___Toc282077086" text:style-name="Index_20_Link" text:visited-style-name="Index_20_Link"><text:span text:style-name="T3">Risques<text:tab/>5</text:span></text:a></text:p>
            <text:p text:style-name="P54"><text:a xlink:type="simple" xlink:href="#__RefHeading___Toc282077087" text:style-name="Index_20_Link" text:visited-style-name="Index_20_Link"><text:span text:style-name="T3">7.</text:span></text:a><text:a xlink:type="simple" xlink:href="#__RefHeading___Toc282077087" text:style-name="Index_20_Link" text:visited-style-name="Index_20_Link"><text:span text:style-name="T16"><text:tab/></text:span></text:a><text:a xlink:type="simple" xlink:href="#__RefHeading___Toc282077087" text:style-name="Index_20_Link" text:visited-style-name="Index_20_Link"><text:span text:style-name="T3">Références consultées<text:tab/>5</text:span></text:a></text:p>
            <text:p text:style-name="P54"><text:a xlink:type="simple" xlink:href="#__RefHeading___Toc282077088" text:style-name="Index_20_Link" text:visited-style-name="Index_20_Link"><text:span text:style-name="T3">8.</text:span></text:a><text:a xlink:type="simple" xlink:href="#__RefHeading___Toc282077088" text:style-name="Index_20_Link" text:visited-style-name="Index_20_Link"><text:span text:style-name="T16"><text:tab/></text:span></text:a><text:a xlink:type="simple" xlink:href="#__RefHeading___Toc282077088" text:style-name="Index_20_Link" text:visited-style-name="Index_20_Link"><text:span text:style-name="T3">Table des matières du rapport<text:tab/>6</text:span></text:a></text:p>
            <text:p text:style-name="P55"><text:a xlink:type="simple" xlink:href="#__RefHeading___Toc282077089" text:style-name="Index_20_Link" text:visited-style-name="Index_20_Link"><text:span text:style-name="T3">Annexe A : Plan de travail révisé<text:tab/>7</text:span></text:a></text:p>
          </text:index-body>
        </text:table-of-content>
        <text:p text:style-name="P57"/>
        <text:h text:style-name="P98" text:outline-level="1"><text:bookmark-start text:name="__RefHeading___Toc282077077"/>Problématique et contexte<text:bookmark-end text:name="__RefHeading___Toc282077077"/></text:h>
        <text:p text:style-name="P66"><text:span text:style-name="T4">Note: le projet est basé sur la situation d'une vraie compagnie. N'ayant pas demandé l'approbation pour utiliser le nom de la compagnie dans les livrables, </text:span><text:span text:style-name="T5">les noms de compagnie et de leurs systèmes ont été remplacés par des noms fictifs.</text:span></text:p>
        <text:p text:style-name="P66"><text:span text:style-name="T5"/></text:p>
        <text:p text:style-name="P66"><text:span text:style-name="T5">Note 2: à part les noms, cette section contient les mêmes informations que la section dans la Proposition de projet. Un accent un peu plus fort a été ajouté sur l'importance de libérer les développeurs logiciel de la tâche de créer des Extractions d'Image.</text:span></text:p>
        <text:p text:style-name="P61"><text:span text:style-name="T8"><text:line-break/></text:span><text:span text:style-name="T9">CTEC est une compagnie qui fait du traitement de documents pour des clients, qui sont généralements d'autres compagnies. Le traitement de documents consiste en ces étapes de base:</text:span></text:p>
        <text:p text:style-name="P61"><text:span text:style-name="T9"/></text:p>
        <text:p text:style-name="P62"><text:span text:style-name="T7">1- CTEC reçoit par la poste des documents appartenant à des clients.Il s'agit généralement de factures avec chèque associé, mais il peut aussi y avoir de la correspondence, formulaires de changement d'adresse, etc.</text:span></text:p>
        <text:p text:style-name="P62"><text:span text:style-name="T7">2- CTEC numérise les documents. Pour un gros client on peut parler de vingt mille documents par jour.</text:span></text:p>
        <text:p text:style-name="P62"><text:span text:style-name="T7">3- Des systèmes automatisés lisent les informations sur les documents, par exemple numéro de chèque, numéro de police, montant, etc.</text:span></text:p>
        <text:p text:style-name="P62"><text:span text:style-name="T7">4- Des humains vérifient et entrent des nouvelles informations.</text:span></text:p>
        <text:p text:style-name="P62"><text:span text:style-name="T7">5- CTEC crée des fichiers de rapports et bancaires à envoyer au client en retour. Par exemple, un fichier pourrait indiquer que la personne ABC a payé un montant de 80$ pour la facture du mois de janvier.</text:span></text:p>
        <text:p text:style-name="P62"><text:span text:style-name="T7">6- Le client importe les rapports envoyés par CTEC dans leurs systèmes. Il est maintenant inscrit dans leurs serveurs que la personne ABC a payé 80$.</text:span></text:p>
        <text:p text:style-name="P62"><text:span text:style-name="T7"/></text:p>
        <text:p text:style-name="P63"><text:span text:style-name="T7">L'Extraction d'Image est une étape qui s'incrit à l'étape 5 de ce processus. Les clients demandent de plus en plus, </text:span><text:span text:style-name="T10">en plus de</text:span><text:span text:style-name="T7"> leurs rapports et leurs fichiers bancaires, des </text:span><text:span text:style-name="T10">listes d'images de documents. Quelques solutions personnalisées ont été programmées vite pour certains clients, avec un certain succès. Il y a cependant beaucoup de réutilisation de code, et un développeur qui travaille sur une Extraction d'Image n'est pas disponible pour régler des bogues informatiques pour CTEC; cela est un problème.</text:span></text:p>
        <text:p text:style-name="P63"><text:span text:style-name="T10"/></text:p>
        <text:p text:style-name="P63"><text:span text:style-name="T10">Par ailleurs, il existe depuis deux ou trois ans une interface permettant de configurer et personnaliser divers aspects du traitement de CTEC par client. Cette interface est utilisée par des opérateurs, des employés qui connaissent bien le système de CTEC mais qui ne sont pas des développeurs.</text:span></text:p>
        <text:p text:style-name="P63"><text:span text:style-name="T10"/></text:p>
        <text:p text:style-name="P64"><text:span text:style-name="T10">I</text:span><text:span text:style-name="T7">l est temps pour CTEC d'introduire un cadriciel (</text:span><text:span text:style-name="T6">framework</text:span><text:span text:style-name="T7">) à l'aide duquel on pourra créer, configurer, tester et visionner des Extractions d'Image. Un cadriciel pourrait être créé en tenant en compte les demandes les plus communes des clients en ce qui a trait à une Extraction d'Image, et le tout serait configuré par des opérateurs, libérant les développeurs pour </text:span><text:span text:style-name="T11">d'autre travail.</text:span></text:p>
        <text:p text:style-name="P58"/>
        <text:h text:style-name="Heading_20_1" text:outline-level="1"><text:bookmark-start text:name="__RefHeading___Toc282077078"/><text:soft-page-break/>Objectifs du projet<text:bookmark-end text:name="__RefHeading___Toc282077078"/></text:h>
        <text:p text:style-name="P37"><text:s/></text:p>
        <text:p text:style-name="P69">Il a été mentionné plus haut que des opérateurs (des employés non-développeurs, mais qui connaissent bien comment la compagnie fonctionne) s'occuppent depuis deux ou trois ans de configurer diverses choses pour des clients. Cette interface s'appelle l'outil S.T.</text:p>
        <text:p text:style-name="P69"/>
        <text:p text:style-name="P69">Le premier objectif est d'intégrer à cet outil une section dans laquelle on pourrait configurer des Extractions d'Image. Différenttes facettes à configurer pour une Extraction d'Image:</text:p>
        <text:list xml:id="list3189236361393142169" text:style-name="L1">
          <text:list-item>
            <text:p text:style-name="P70">Images choisies : Un client voudra rarement toutes les images de la journée. Un opérateur pourra choisir des « facturs d'inclusion d'image », soit jusqu’à une trentaine de conditions qui dicteront si une image doit se trouver oui ou non dans l'Extraction d'Image. Type de document, document rejeté ou accepté, montant payé, etc.</text:p>
          </text:list-item>
          <text:list-item>
            <text:p text:style-name="P70">Groupements en fichiers-images: Certains clients veulent toutes les images de documents séparées, par exemple un fichier pour l'image recto et un pour l'image recto. C'est par contre rarement le cas, et il arrive souvent qu'un client veule dans le même fichier le recto-verso d'une facture avec le recto-verso d'un chèque associé, par exemple. On appelle un fichier-image un fichier contenant une ou plusieurs images.</text:p>
          </text:list-item>
          <text:list-item>
            <text:p text:style-name="P70">Groupements en archives : les images peuvent être inclues dans des archives zip, tar, etc. Encore une fois, le client a diverses demandes face à cela. Il pourrait vouloir toutes les images dans une archive, ou certains images archivées, etc.</text:p>
          </text:list-item>
          <text:list-item>
            <text:p text:style-name="P70">Opérations sur les images : on peut estampiller sur les images la date du jour, la séquence durant la numérisation, etc.</text:p>
          </text:list-item>
          <text:list-item>
            <text:p text:style-name="P70">Configuration de ichier accompagnateur : on pourrait devoir générer un fichier texte contenant les tailles d'image, numéros de police etc.</text:p>
          </text:list-item>
        </text:list>
        <text:p text:style-name="P71"/>
        <text:p text:style-name="P72">(N<text:span text:style-name="T18">ote : Dans la proposition de projet, le deuxième objectif était un outil de visionnement des Extractions d'Image. Il s'agit plutôt du troisième objectif ici. Le « nouveau » 2</text:span><text:span text:style-name="T25">e</text:span><text:span text:style-name="T18"> objectif est un besoin qui n'avait pas été mentionné explicitement durant la Proposition.)</text:span></text:p>
        <text:p text:style-name="P72"/>
        <text:p text:style-name="P72">Le deuxième objectif est de pouvoir appeler cette configuration pour générer le fichier d'Extraction d'Image. Un fichier peut être généré selon plusiuers paramètres – par exemple, faire plusieurs Extractions d'Image par jour pour un client, ou un seul à la fin de la journée. La fonctionnalité sera appelée par « le système », c'est-à-dire que l'Extraction d'Image commencera automatiquement rendu à un certain endroit dans le processus de traitement de documents, mais il doit être également possible d'appeler manuellement une Extraction d'Image, pour fins de tests.</text:p>
        <text:p text:style-name="P72"/>
        <text:p text:style-name="P72">Le troisième objectif sera de faire un outil pour visionner des Extractions d'Image. Comme il peut s'agir de fichiers très gros, archives contenant des centaines d'images, la vérification manuelle des images et des données peut s'avérer fastidieuse. Il faut un outil pour simplifier cela.</text:p>
        <text:p text:style-name="P72"/>
        <text:p text:style-name="P72">Même s'il s'agit de trois outils qui semblent très distincts, tous se rattacheront à une même librairie de base d'Extraction d'Image. Qu'il s'agisse de configurer, générer ou visionner des Extractions d'Image, tous les concepts restent les mêmes; groupements d'images, type d'archive, données texte dans un fichier accompagnateur, etc.</text:p>
        <text:h text:style-name="Heading_20_1" text:outline-level="1"><text:bookmark-start text:name="__RefHeading___Toc282077079"/><text:soft-page-break/>Méthodologie<text:bookmark-end text:name="__RefHeading___Toc282077079"/></text:h>
        <text:p text:style-name="Standard"/>
        <text:p text:style-name="P73">La méthodologie a sensiblement changé depuis la Proposition.</text:p>
        <text:p text:style-name="P73"/>
        <text:p text:style-name="P73">La première méthodologie demandait d'avoir un système itératif avec une itération par semaine pendant dix semaines, pour exactement 15 heures par semaine. Cela s'avère très rigide dans un contexte académique où il y a des examens et des travaux à remettre qui ne sont pas nécessairement réguliers. <text:span text:style-name="T26">Plus pragmatiquement, une itération devrait être beaucoup plus longue que 15h.</text:span></text:p>
        <text:p text:style-name="P73"/>
        <text:p text:style-name="P74">Le mois de travail qui reste dans le projet sera considéré comme une dernière itération, à la fin de laquelle il devra être possible de configurer et générer une Extraction d'Image très « de base ». La conception quant à elle aura été préparée pour décrire et présenter les autres fonctionnalités.</text:p>
        <text:p text:style-name="P74"/>
        <text:p text:style-name="P74">Les tâches restent les mêmes (liste de tâches copiées de la Proposition de projet):</text:p>
        <text:p text:style-name="P74"/>
        <text:list xml:id="list1165279574893382166" text:style-name="L2">
          <text:list-item>
            <text:p text:style-name="P86"><text:span text:style-name="T27">Définition de l'étendue du projet (</text:span><text:span text:style-name="T31">scope</text:span><text:span text:style-name="T27">): il s'agit de l</text:span><text:span text:style-name="T28">ister</text:span><text:span text:style-name="T27"> </text:span><text:span text:style-name="T29">les options/</text:span><text:span text:style-name="T28">configurations possibles pour l'Extraction d'Image, selon ce qui a été fait dans le passé</text:span><text:span text:style-name="T27">, et juger selon leur complexité et nombre d'occurrences </text:span><text:span text:style-name="T29">quand les options seront incluses.</text:span></text:p>
          </text:list-item>
          <text:list-item>
            <text:p text:style-name="P83">Cas d'utilisation : pour l'utilisation de l'interface.</text:p>
          </text:list-item>
          <text:list-item>
            <text:p text:style-name="P83">Conception BD : le système utilise une base de données Oracle dans laquelle nous rajouterons plusieurs tables pour nos configurations.</text:p>
          </text:list-item>
          <text:list-item>
            <text:p text:style-name="P84">Conception logicielle : Il y aura là diagrammes de classes, communication et autres pour exprimer ce que nous tentons de faire durant l'tération.</text:p>
          </text:list-item>
          <text:list-item>
            <text:p text:style-name="P84">Conception interface : l'interface devra suivre certains standards légers pour s'insérer dans l'interface déjà existante.</text:p>
          </text:list-item>
          <text:list-item>
            <text:p text:style-name="P67"><text:span text:style-name="T30">Écriture de tests (tests automatisés et/ou documents cas de tests) : nous tenterons d'aborder le projet avec du </text:span><text:span text:style-name="T32">Test-Driven Development</text:span><text:span text:style-name="T30"> autant que possible.</text:span></text:p>
          </text:list-item>
          <text:list-item>
            <text:p text:style-name="P84">Développement comme tel, en langage C#.</text:p>
          </text:list-item>
          <text:list-item>
            <text:p text:style-name="P84">Tests divers <text:span text:style-name="T33">non automatisés (intégration, etc.)</text:span>.</text:p>
          </text:list-item>
          <text:list-item>
            <text:p text:style-name="P82">Écriture de documentation.</text:p>
          </text:list-item>
        </text:list>
        <text:p text:style-name="P73"/>
        <text:p text:style-name="P75">Il n'est pas exclu que des tâches de recherche aient également lieu. <text:span text:style-name="T26">Suite au cours LOG660 sur les bases de données, il semblait très intéressant d'ajouter un cadriciel ORM (</text:span><text:span text:style-name="T19">Object-Relational Mapping</text:span><text:span text:style-name="T26">) au projet. Quelques heures ont été passées à apprendre comment utiliser cela efficacement dans un projet C#.</text:span></text:p>
        <text:p text:style-name="P74"/>
        <text:p text:style-name="P75">L'outil <text:span text:style-name="T39">Nhibernate</text:span><text:span text:style-name="T34">, cadriciel ORM pour .NET, s'est ajouté à la liste d'outils utilisés. </text:span>Les autres outils n'ont pas changé depuis la Proposition : <text:span text:style-name="T40">Draw.io</text:span><text:span text:style-name="T35"> </text:span><text:span text:style-name="T34">pour la création de diagrammes; </text:span><text:span text:style-name="T40">git </text:span><text:span text:style-name="T35">pour la gestion du code; </text:span><text:span text:style-name="T40">Google Docs </text:span><text:span text:style-name="T34">pour l'entreposage des documents; </text:span><text:span text:style-name="T40">LibreOffice</text:span><text:span text:style-name="T35">,</text:span><text:span text:style-name="T40"> </text:span><text:span text:style-name="T35">pour </text:span><text:span text:style-name="T34">créer les documents; </text:span><text:span text:style-name="T40">Sq</text:span><text:span text:style-name="T39">l</text:span><text:span text:style-name="T40">ite</text:span><text:span text:style-name="T35"> </text:span><text:span text:style-name="T34">pour gérer les bases de données; et </text:span><text:span text:style-name="T40">Visual Studio Community 2013</text:span><text:span text:style-name="T35"> pour </text:span><text:span text:style-name="T34">tout ce qui est </text:span><text:span text:style-name="T35">code, tests unitaires, </text:span><text:span text:style-name="T34">et maquettes d'</text:span><text:span text:style-name="T35">interface.</text:span></text:p>
        <text:p text:style-name="P73"/>
        <text:p text:style-name="P73"/>
        <text:h text:style-name="Heading_20_1" text:outline-level="1"><text:bookmark-start text:name="__RefHeading___Toc282077080"/><text:soft-page-break/>Sommaire des travaux réalisés et recommandations<text:bookmark-end text:name="__RefHeading___Toc282077080"/></text:h>
        <text:p text:style-name="Standard"/>
        <text:h text:style-name="Heading_20_2" text:outline-level="2"><text:bookmark-start text:name="__RefHeading___Toc282077081"/>Sommaire des travaux réalisés<text:bookmark-end text:name="__RefHeading___Toc282077081"/></text:h>
        <text:p text:style-name="Standard"/>
        <text:p text:style-name="P76">Les tâches suivantes ont été faite<text:span text:style-name="T42">s.</text:span></text:p>
        <text:p text:style-name="P76"/>
        <text:p text:style-name="P77">Côté documents :</text:p>
        <text:p text:style-name="P76"/>
        <text:p text:style-name="P76">Le<text:span text:style-name="T39"> document de vision </text:span>est <text:span text:style-name="T34">complet – </text:span><text:span text:style-name="T36">ce qui ne signifie pas qu'il est immuable, car il pourrait changer par exemple si des termes changent ou des fonctionnalités sont enlevées, mais aucun changement n'est envisagé</text:span><text:span text:style-name="T34">. Celui-ci donne une vision d'ensemble du projet. Plusieurs parties ont été plus au moins du travail fait en double par rapport au rapport de Proposition de projet, </text:span><text:span text:style-name="T36">mais il est indéniable que sans Proposition de projet, ce document serait essentiel.</text:span></text:p>
        <text:p text:style-name="P78"/>
        <text:p text:style-name="P78"><text:span text:style-name="T36">Le document de </text:span><text:span text:style-name="T41">s</text:span>pécification des exigences logicie<text:span text:style-name="T41">l </text:span><text:span text:style-name="T36">(SRS) </text:span><text:span text:style-name="T37">est également complet. Il </text:span><text:span text:style-name="T36">contient majoritairement </text:span><text:span text:style-name="T37">une description de toutes les fonctionnalités voulues.</text:span></text:p>
        <text:p text:style-name="P81"><text:span text:style-name="T34"/></text:p>
        <text:p text:style-name="P79"><text:span text:style-name="T36">Le document de </text:span><text:span text:style-name="T42">cas d'utilisation</text:span><text:span text:style-name="T36"> </text:span><text:span text:style-name="T37">est </text:span><text:span text:style-name="T38">bien avancé</text:span><text:span text:style-name="T37">. Il manque des cas d'utilisation pour les fonctionnalités plus avancées, comme par exemple la configuration du fichier accompagnateur texte. Par ailleurs, comme la presque totalité des fonctionnalités sont reliées à de la manutention par des interfaces, des captures d'écran d'interface seront ajoutées à ce document dans le futur.</text:span></text:p>
        <text:p text:style-name="P79"><text:span text:style-name="T37"/></text:p>
        <text:p text:style-name="P79"><text:span text:style-name="T37">Un </text:span><text:span text:style-name="T36">document de </text:span><text:span text:style-name="T42">dictionnaire de BD</text:span><text:span text:style-name="T36"> </text:span><text:span text:style-name="T37">est presque terminé. </text:span><text:span text:style-name="T38">En plus de la spécification pour chaque table, celui-ci contient également un diagramme de base de données.</text:span></text:p>
        <text:p text:style-name="P79"><text:span text:style-name="T37"/></text:p>
        <text:p text:style-name="P80"><text:span text:style-name="T34">Un </text:span>glossaire <text:span text:style-name="T34">a été instauré, pour éviter de décrire les termes dans différents documents. </text:span><text:span text:style-name="T38">Plusieurs</text:span><text:span text:style-name="T34"> </text:span><text:span text:style-name="T38">termes </text:span><text:span text:style-name="T34">y seront insérés avant la fin du projet.</text:span></text:p>
        <text:p text:style-name="P80"><text:span text:style-name="T34"/></text:p>
        <text:p text:style-name="P80"><text:span text:style-name="T34">Côté binaire:</text:span></text:p>
        <text:p text:style-name="P80"><text:span text:style-name="T34"/></text:p>
        <text:p text:style-name="P80"><text:span text:style-name="T34">Une </text:span>base de données SQLite<text:span text:style-name="T34"> avec des données de base a été créée.</text:span></text:p>
        <text:p text:style-name="P80"><text:span text:style-name="T34"/></text:p>
        <text:p text:style-name="P80"><text:span text:style-name="T34">Des </text:span>configurations NHibernate <text:span text:style-name="T34">ainsi que des </text:span>classes de test<text:span text:style-name="T34"> ont été créées pour tester l'insertion, la modification et la suppression de données.</text:span></text:p>
        <text:p text:style-name="P79"><text:span text:style-name="T37"/></text:p>
        <text:p text:style-name="P77">Côté papier :</text:p>
        <text:p text:style-name="P77"/>
        <text:p text:style-name="P77">Des <text:span text:style-name="T39">modèles (mockup) d'interface</text:span><text:span text:style-name="T34"> sont encore à l'état papier brouillon. Ils seront mis au propre dans Visual Studio avant d'être inclus dans le document de cas d'utilisation.</text:span></text:p>
        <text:p text:style-name="P36"/>
        <text:p text:style-name="P85"/>
        <text:p text:style-name="P85"/>
        <text:p text:style-name="P85"/>
        <text:p text:style-name="P85"/>
        <text:p text:style-name="P85"/>
        <text:h text:style-name="Heading_20_2" text:outline-level="2"><text:bookmark-start text:name="__RefHeading___Toc282077082"/><text:soft-page-break/>Recommandations <text:bookmark-end text:name="__RefHeading___Toc282077082"/></text:h>
        <text:p text:style-name="Standard"/>
        <text:p text:style-name="P87"><text:span text:style-name="T23">Les tâches des prochaines semaines seront majoritairement les suivantes :</text:span></text:p>
        <text:p text:style-name="P87"><text:span text:style-name="T23"/></text:p>
        <text:p text:style-name="P87"><text:span text:style-name="T23">Pour l'Extraction d'Image de base (sans opérations sur images, sans fichier texte accompagnateur) : cette fonctionnalité devra être entièrement développée, configurable et testable avec des données de la base de données. À cette étape, nous aurons un cadriciel pour Extraction d'Image sur lequel un autre développeur pourrait ajouter facilement les autres fonctionnalités plus complexes. En termes informels, on aura la base.</text:span></text:p>
        <text:p text:style-name="P87"><text:span text:style-name="T23"/></text:p>
        <text:p text:style-name="P88"><text:span text:style-name="T22">Extraction d'Image complexe : même si le développement ne sera pas fait, l'interface pour les autres fonctionnalités sera majoritairement complétée, et sera minimalement visible dans le document de cas d'utilisation; préférablement elle serait également utilisable dans le programme de configuration, même si elle ne sauvegarderait aucune donnée dans la base de données.</text:span></text:p>
        <text:p text:style-name="P88"><text:span text:style-name="T22"/></text:p>
        <text:p text:style-name="P89"><text:span text:style-name="T22">Les exigences n'ont pas été </text:span><text:span text:style-name="T24">réellement </text:span><text:span text:style-name="T22">modifiées </text:span><text:span text:style-name="T24">depuis le début. Il n'y a nul doute que certaines ont été clarifiées et explicitées. Par exemple, le besoin d'avoir un logiciel de test pour générer une Extraction d'Image hors du processus CTEC était un besoin implicite, mais il a été mis noir sur blanc dans des documents à mesure que le projet avançait.</text:span></text:p>
        <text:p text:style-name="P89"><text:span text:style-name="T22"/></text:p>
        <text:p text:style-name="P89"><text:span text:style-name="T24">L</text:span><text:span text:style-name="T22">a portée pourra également rester la même. Cette décision est assez facile à prendre puisqu'il n'y a pas de client à l'autre bout ou de date limite pour remettre un projet complètement développé et testé, seulement une consigne d'en faire assez et sur 140h; cependant, il reste vrai que le niveau de fonctionnalités à concevoir </text:span><text:span text:style-name="T24">et tester</text:span><text:span text:style-name="T22"> ici est satisfaisant.</text:span></text:p>
        <text:p text:style-name="P88"><text:span text:style-name="T22"/></text:p>
        <text:p text:style-name="P68"/>
        <text:h text:style-name="P98" text:outline-level="1"><text:bookmark-start text:name="__RefHeading___Toc282077083"/>Livrables et planification<text:bookmark-end text:name="__RefHeading___Toc282077083"/></text:h>
        <text:h text:style-name="Heading_20_2" text:outline-level="2"><text:bookmark-start text:name="__RefHeading___Toc282077084"/>Description des artéfacts<text:bookmark-end text:name="__RefHeading___Toc282077084"/></text:h>
        <text:p text:style-name="P49"/>
        <text:p text:style-name="P50">Mettez à jour et identifiez les changements par rapport à la proposition.</text:p>
        <text:p text:style-name="P50"/>
        <table:table table:name="Table2" table:style-name="Table2">
          <table:table-column table:style-name="Table2.A"/>
          <table:table-column table:style-name="Table2.B"/>
          <table:table-header-rows>
            <table:table-row table:style-name="Table2.1">
              <table:table-cell table:style-name="Table2.A1" office:value-type="string">
                <text:p text:style-name="P51">Nom de l’artefact</text:p>
              </table:table-cell>
              <table:table-cell table:style-name="Table2.B1" office:value-type="string">
                <text:p text:style-name="P51">Description</text:p>
              </table:table-cell>
            </table:table-row>
          </table:table-header-rows>
          <table:table-row table:style-name="Table2.1">
            <table:table-cell table:style-name="Table2.A2" office:value-type="string">
              <text:p text:style-name="P22"/>
            </table:table-cell>
            <table:table-cell table:style-name="Table2.B2" office:value-type="string">
              <text:p text:style-name="P35"/>
            </table:table-cell>
          </table:table-row>
          <table:table-row table:style-name="Table2.1">
            <table:table-cell table:style-name="Table2.A3" office:value-type="string">
              <text:p text:style-name="P35"/>
            </table:table-cell>
            <table:table-cell table:style-name="Table2.B3" office:value-type="string">
              <text:p text:style-name="P35"/>
            </table:table-cell>
          </table:table-row>
          <table:table-row table:style-name="Table2.1">
            <table:table-cell table:style-name="Table2.A4" office:value-type="string">
              <text:p text:style-name="P35"/>
            </table:table-cell>
            <table:table-cell table:style-name="Table2.B4" office:value-type="string">
              <text:p text:style-name="P35"/>
            </table:table-cell>
          </table:table-row>
          <table:table-row table:style-name="Table2.1">
            <table:table-cell table:style-name="Table2.A5" office:value-type="string">
              <text:p text:style-name="P35"/>
            </table:table-cell>
            <table:table-cell table:style-name="Table2.B5" office:value-type="string">
              <text:p text:style-name="P35"/>
            </table:table-cell>
          </table:table-row>
          <table:table-row table:style-name="Table2.1">
            <table:table-cell table:style-name="Table2.A6" office:value-type="string">
              <text:p text:style-name="P35"/>
            </table:table-cell>
            <table:table-cell table:style-name="Table2.B6" office:value-type="string">
              <text:p text:style-name="P35"/>
            </table:table-cell>
          </table:table-row>
          <table:table-row table:style-name="Table2.1">
            <table:table-cell table:style-name="Table2.A7" office:value-type="string">
              <text:p text:style-name="P35"/>
            </table:table-cell>
            <table:table-cell table:style-name="Table2.B7" office:value-type="string">
              <text:p text:style-name="P35"/>
            </table:table-cell>
          </table:table-row>
          <table:table-row table:style-name="Table2.1">
            <table:table-cell table:style-name="Table2.A8" office:value-type="string">
              <text:p text:style-name="P35"/>
            </table:table-cell>
            <table:table-cell table:style-name="Table2.B8" office:value-type="string">
              <text:p text:style-name="P35"/>
            </table:table-cell>
          </table:table-row>
        </table:table>
        <text:p text:style-name="Standard"/>
        <text:h text:style-name="Heading_20_2" text:outline-level="2"><text:bookmark-start text:name="__RefHeading___Toc282077085"/>Planification<text:bookmark-end text:name="__RefHeading___Toc282077085"/></text:h>
        <text:p text:style-name="Standard"/>
        <text:p text:style-name="Standard">Voir Annexe A</text:p>
        <text:p text:style-name="Standard"/>
        <text:p text:style-name="P36">Mettez à jour et commentez les changements (p. ex. les écarts entre l'effort estimé et l'effort réel, les ajouts, etc.) au tableau de l’annexe A par rapport à la proposition. Les changements proposés doivent être cohérents avec le contenu de la section 4.</text:p>
        <text:p text:style-name="P36"/>
        <text:h text:style-name="Heading_20_1" text:outline-level="1"><text:bookmark-start text:name="__RefHeading___Toc282077086"/>Risques<text:bookmark-end text:name="__RefHeading___Toc282077086"/></text:h>
        <text:p text:style-name="P36">Mettez à jour la liste des risques que vous avez identifiés dans votre proposition et commentez les modifications proposées (p.ex. ajout d'un risque, modification de la probabilité, de l'impact, etc).</text:p>
        <text:p text:style-name="P3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Risque</text:p>
            </table:table-cell>
            <table:table-cell table:style-name="Table3.A1" office:value-type="string">
              <text:p text:style-name="P21">Impact</text:p>
            </table:table-cell>
            <table:table-cell table:style-name="Table3.C1" office:value-type="string">
              <text:p text:style-name="P21">Probabilité</text:p>
            </table:table-cell>
            <table:table-cell table:style-name="Table3.D1" office:value-type="string">
              <text:p text:style-name="P21">Mitigation / atténuation</text:p>
            </table:table-cell>
          </table:table-row>
          <table:table-row table:style-name="Table3.1">
            <table:table-cell table:style-name="Table3.A2" office:value-type="string">
              <text:p text:style-name="P22"/>
            </table:table-cell>
            <table:table-cell table:style-name="Table3.B2" office:value-type="string">
              <text:p text:style-name="P35"/>
            </table:table-cell>
            <table:table-cell table:style-name="Table3.C2" office:value-type="string">
              <text:p text:style-name="P35"/>
            </table:table-cell>
            <table:table-cell table:style-name="Table3.D2" office:value-type="string">
              <text:p text:style-name="P35"/>
            </table:table-cell>
          </table:table-row>
          <table:table-row table:style-name="Table3.1">
            <table:table-cell table:style-name="Table3.A3" office:value-type="string">
              <text:p text:style-name="P35"/>
            </table:table-cell>
            <table:table-cell table:style-name="Table3.B3" office:value-type="string">
              <text:p text:style-name="P35"/>
            </table:table-cell>
            <table:table-cell table:style-name="Table3.C3" office:value-type="string">
              <text:p text:style-name="P35"/>
            </table:table-cell>
            <table:table-cell table:style-name="Table3.D3" office:value-type="string">
              <text:p text:style-name="P35"/>
            </table:table-cell>
          </table:table-row>
        </table:table>
        <text:p text:style-name="Standard"/>
        <text:h text:style-name="Heading_20_1" text:outline-level="1"><text:bookmark-start text:name="__RefHeading___Toc282077087"/>Références consultées<text:bookmark-end text:name="__RefHeading___Toc282077087"/></text:h>
        <text:p text:style-name="Standard"/>
        <text:p text:style-name="P15">Énumérez la documentation ou les références que vous avez trouvées et/ou utilisées jusqu’ici. Par exemple: documents de projets existants, compilation de patrons, documentation sur la technologie, etc. Chaque référence doit être citée à l'endroit approprié dans le présent document. Si vous n'arrivez pas à citer une référence, il est probable qu'elle ne soit pas pertinente à votre projet.</text:p>
        <text:p text:style-name="P36"/>
        <text:h text:style-name="P98" text:outline-level="1"><text:bookmark-start text:name="__RefHeading___Toc282077088"/>Table des matières du rapport<text:bookmark-end text:name="__RefHeading___Toc282077088"/></text:h>
        <text:p text:style-name="Standard"/>
        <text:p text:style-name="P15">La table des matières du rapport que vous livrerez à la fin du cours. Assurez-vous de vous entendre avec votre professeur superviseur sur le format attendu. Votre table des matières vise à démontrer que vous avez réfléchi sérieusement à la structure et au contenu de votre rapport final. La table des matières devrait être spécifique à votre projet. Évitez les tables des matières "génériques" qui pourraient s'appliquer pour presque n’importe quel projet.</text:p>
        <text:p text:style-name="P15"/>
      </text:section>
      <text:h text:style-name="P97" text:outline-level="1"><text:bookmark-start text:name="__RefHeading___Toc282077089"/>Annexe A : Plan de travail révisé<text:bookmark-end text:name="__RefHeading___Toc282077089"/></text:h>
      <text:p text:style-name="Standard"><text:span text:style-name="T17">Indiquez les changements et ajouts en </text:span><text:span text:style-name="T20">gras</text:span><text:span text:style-name="T17">.</text:span></text:p>
      <text:p text:style-name="P36"/>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17">#</text:p>
          </table:table-cell>
          <table:table-cell table:style-name="Table4.A1" office:value-type="string">
            <text:p text:style-name="P18">Commence</text:p>
          </table:table-cell>
          <table:table-cell table:style-name="Table4.C1" office:value-type="string">
            <text:p text:style-name="P18">Termine</text:p>
          </table:table-cell>
          <table:table-cell table:style-name="Table4.C1" office:value-type="string">
            <text:p text:style-name="P18">Effort</text:p>
            <text:p text:style-name="P18">estimée*</text:p>
          </table:table-cell>
          <table:table-cell table:style-name="Table4.A1" office:value-type="string">
            <text:p text:style-name="P18">Effort</text:p>
            <text:p text:style-name="P18">actuels**</text:p>
          </table:table-cell>
          <table:table-cell table:style-name="Table4.A1" office:value-type="string">
            <text:p text:style-name="P17">Tâches/Jalon</text:p>
          </table:table-cell>
          <table:table-cell table:style-name="Table4.A1" office:value-type="string">
            <text:p text:style-name="P17">Livrable(s)/Artéfacts</text:p>
          </table:table-cell>
          <table:table-cell table:style-name="Table4.H1" office:value-type="string">
            <text:p text:style-name="P17">Responsable(s)</text:p>
          </table:table-cell>
        </table:table-row>
        <table:table-row table:style-name="Table4.2">
          <table:table-cell table:style-name="Table4.A2" office:value-type="string">
            <text:p text:style-name="Standard">1</text:p>
          </table:table-cell>
          <table:table-cell table:style-name="Table4.B2" office:value-type="string">
            <text:p text:style-name="P35"/>
          </table:table-cell>
          <table:table-cell table:style-name="Table4.C2" office:value-type="string">
            <text:p text:style-name="P35"/>
          </table:table-cell>
          <table:table-cell table:style-name="Table4.D2" office:value-type="string">
            <text:p text:style-name="P35"/>
          </table:table-cell>
          <table:table-cell table:style-name="Table4.E2" office:value-type="string">
            <text:p text:style-name="P35"/>
          </table:table-cell>
          <table:table-cell table:style-name="Table4.F2" office:value-type="string">
            <text:p text:style-name="P35"/>
          </table:table-cell>
          <table:table-cell table:style-name="Table4.G2" office:value-type="string">
            <text:p text:style-name="P35"/>
          </table:table-cell>
          <table:table-cell table:style-name="Table4.H2" office:value-type="string">
            <text:p text:style-name="P35"/>
          </table:table-cell>
        </table:table-row>
        <table:table-row table:style-name="Table4.3">
          <table:table-cell table:style-name="Table4.A3" office:value-type="string">
            <text:p text:style-name="Standard">2</text:p>
          </table:table-cell>
          <table:table-cell table:style-name="Table4.B3" office:value-type="string">
            <text:p text:style-name="P35"/>
          </table:table-cell>
          <table:table-cell table:style-name="Table4.C3"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3" office:value-type="string">
            <text:p text:style-name="Standard">Remise de la fiche de renseignements</text:p>
          </table:table-cell>
          <table:table-cell table:style-name="Table4.G3" office:value-type="string">
            <text:p text:style-name="Standard">Fiche de renseignements</text:p>
          </table:table-cell>
          <table:table-cell table:style-name="Table4.H3" office:value-type="string">
            <text:p text:style-name="P35"/>
          </table:table-cell>
        </table:table-row>
        <table:table-row table:style-name="Table4.4">
          <table:table-cell table:style-name="Table4.A4" office:value-type="string">
            <text:p text:style-name="Standard">2.1</text:p>
          </table:table-cell>
          <table:table-cell table:style-name="Table4.B4" office:value-type="string">
            <text:p text:style-name="P35"/>
          </table:table-cell>
          <table:table-cell table:style-name="Table4.C4"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4" office:value-type="string">
            <text:p text:style-name="Standard">Rencontre – professeur superviseur</text:p>
          </table:table-cell>
          <table:table-cell table:style-name="Table4.G4" office:value-type="string">
            <text:p text:style-name="P35"/>
          </table:table-cell>
          <table:table-cell table:style-name="Table4.H4" office:value-type="string">
            <text:p text:style-name="P35"/>
          </table:table-cell>
        </table:table-row>
        <table:table-row table:style-name="Table4.5">
          <table:table-cell table:style-name="Table4.A5" office:value-type="string">
            <text:p text:style-name="Standard">2.</text:p>
          </table:table-cell>
          <table:table-cell table:style-name="Table4.B5" office:value-type="string">
            <text:p text:style-name="P35"/>
          </table:table-cell>
          <table:table-cell table:style-name="Table4.C5"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5" office:value-type="string">
            <text:p text:style-name="P35"/>
          </table:table-cell>
          <table:table-cell table:style-name="Table4.G5" office:value-type="string">
            <text:p text:style-name="P35"/>
          </table:table-cell>
          <table:table-cell table:style-name="Table4.H5" office:value-type="string">
            <text:p text:style-name="P35"/>
          </table:table-cell>
        </table:table-row>
        <table:table-row table:style-name="Table4.6">
          <table:table-cell table:style-name="Table4.A6" office:value-type="string">
            <text:p text:style-name="Standard">3</text:p>
          </table:table-cell>
          <table:table-cell table:style-name="Table4.B6" office:value-type="string">
            <text:p text:style-name="P35"/>
          </table:table-cell>
          <table:table-cell table:style-name="Table4.C6"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6" office:value-type="string">
            <text:p text:style-name="Standard">Remise de la proposition de projet</text:p>
          </table:table-cell>
          <table:table-cell table:style-name="Table4.G6" office:value-type="string">
            <text:p text:style-name="Standard">Proposition de projet</text:p>
          </table:table-cell>
          <table:table-cell table:style-name="Table4.H6" office:value-type="string">
            <text:p text:style-name="P35"/>
          </table:table-cell>
        </table:table-row>
        <table:table-row table:style-name="Table4.7">
          <table:table-cell table:style-name="Table4.A7" office:value-type="string">
            <text:p text:style-name="Standard">3.1</text:p>
          </table:table-cell>
          <table:table-cell table:style-name="Table4.B7" office:value-type="string">
            <text:p text:style-name="P35"/>
          </table:table-cell>
          <table:table-cell table:style-name="Table4.C7"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7" office:value-type="string">
            <text:p text:style-name="P35"/>
          </table:table-cell>
          <table:table-cell table:style-name="Table4.G7" office:value-type="string">
            <text:p text:style-name="P35"/>
          </table:table-cell>
          <table:table-cell table:style-name="Table4.H7" office:value-type="string">
            <text:p text:style-name="P35"/>
          </table:table-cell>
        </table:table-row>
        <table:table-row table:style-name="Table4.8">
          <table:table-cell table:style-name="Table4.A8" office:value-type="string">
            <text:p text:style-name="Standard">3.</text:p>
          </table:table-cell>
          <table:table-cell table:style-name="Table4.B8" office:value-type="string">
            <text:p text:style-name="P35"/>
          </table:table-cell>
          <table:table-cell table:style-name="Table4.C8"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8" office:value-type="string">
            <text:p text:style-name="P35"/>
          </table:table-cell>
          <table:table-cell table:style-name="Table4.G8" office:value-type="string">
            <text:p text:style-name="P35"/>
          </table:table-cell>
          <table:table-cell table:style-name="Table4.H8" office:value-type="string">
            <text:p text:style-name="P35"/>
          </table:table-cell>
        </table:table-row>
        <table:table-row table:style-name="Table4.9">
          <table:table-cell table:style-name="Table4.A9" office:value-type="string">
            <text:p text:style-name="P35"/>
          </table:table-cell>
          <table:table-cell table:style-name="Table4.B9" office:value-type="string">
            <text:p text:style-name="P35"/>
          </table:table-cell>
          <table:table-cell table:style-name="Table4.C9"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9" office:value-type="string">
            <text:p text:style-name="P35"/>
          </table:table-cell>
          <table:table-cell table:style-name="Table4.G9" office:value-type="string">
            <text:p text:style-name="P35"/>
          </table:table-cell>
          <table:table-cell table:style-name="Table4.H9" office:value-type="string">
            <text:p text:style-name="P35"/>
          </table:table-cell>
        </table:table-row>
        <table:table-row table:style-name="Table4.10">
          <table:table-cell table:style-name="Table4.A10" office:value-type="string">
            <text:p text:style-name="P35"/>
          </table:table-cell>
          <table:table-cell table:style-name="Table4.B10" office:value-type="string">
            <text:p text:style-name="P35"/>
          </table:table-cell>
          <table:table-cell table:style-name="Table4.C10"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0" office:value-type="string">
            <text:p text:style-name="P35"/>
          </table:table-cell>
          <table:table-cell table:style-name="Table4.G10" office:value-type="string">
            <text:p text:style-name="P35"/>
          </table:table-cell>
          <table:table-cell table:style-name="Table4.H10" office:value-type="string">
            <text:p text:style-name="P35"/>
          </table:table-cell>
        </table:table-row>
        <table:table-row table:style-name="Table4.11">
          <table:table-cell table:style-name="Table4.A11" office:value-type="string">
            <text:p text:style-name="P35"/>
          </table:table-cell>
          <table:table-cell table:style-name="Table4.B11" office:value-type="string">
            <text:p text:style-name="P35"/>
          </table:table-cell>
          <table:table-cell table:style-name="Table4.C11"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1" office:value-type="string">
            <text:p text:style-name="Standard">Rencontre – professeur superviseur</text:p>
          </table:table-cell>
          <table:table-cell table:style-name="Table4.G11" office:value-type="string">
            <text:p text:style-name="P35"/>
          </table:table-cell>
          <table:table-cell table:style-name="Table4.H11" office:value-type="string">
            <text:p text:style-name="P35"/>
          </table:table-cell>
        </table:table-row>
        <table:table-row table:style-name="Table4.12">
          <table:table-cell table:style-name="Table4.A12" office:value-type="string">
            <text:p text:style-name="P35"/>
          </table:table-cell>
          <table:table-cell table:style-name="Table4.B12" office:value-type="string">
            <text:p text:style-name="P35"/>
          </table:table-cell>
          <table:table-cell table:style-name="Table4.C12"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2" office:value-type="string">
            <text:p text:style-name="P35"/>
          </table:table-cell>
          <table:table-cell table:style-name="Table4.G12" office:value-type="string">
            <text:p text:style-name="P35"/>
          </table:table-cell>
          <table:table-cell table:style-name="Table4.H12" office:value-type="string">
            <text:p text:style-name="P35"/>
          </table:table-cell>
        </table:table-row>
        <table:table-row table:style-name="Table4.13">
          <table:table-cell table:style-name="Table4.A13" office:value-type="string">
            <text:p text:style-name="P35"/>
          </table:table-cell>
          <table:table-cell table:style-name="Table4.B13" office:value-type="string">
            <text:p text:style-name="P35"/>
          </table:table-cell>
          <table:table-cell table:style-name="Table4.C13"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3" office:value-type="string">
            <text:p text:style-name="Standard">Remise du rapport d’étape</text:p>
          </table:table-cell>
          <table:table-cell table:style-name="Table4.G13" office:value-type="string">
            <text:p text:style-name="Standard">Rapport d’étape</text:p>
          </table:table-cell>
          <table:table-cell table:style-name="Table4.H13" office:value-type="string">
            <text:p text:style-name="P35"/>
          </table:table-cell>
        </table:table-row>
        <table:table-row table:style-name="Table4.14">
          <table:table-cell table:style-name="Table4.A14" office:value-type="string">
            <text:p text:style-name="P35"/>
          </table:table-cell>
          <table:table-cell table:style-name="Table4.B14" office:value-type="string">
            <text:p text:style-name="P35"/>
          </table:table-cell>
          <table:table-cell table:style-name="Table4.C14"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4" office:value-type="string">
            <text:p text:style-name="P35"/>
          </table:table-cell>
          <table:table-cell table:style-name="Table4.G14" office:value-type="string">
            <text:p text:style-name="P35"/>
          </table:table-cell>
          <table:table-cell table:style-name="Table4.H14" office:value-type="string">
            <text:p text:style-name="P35"/>
          </table:table-cell>
        </table:table-row>
        <table:table-row table:style-name="Table4.15">
          <table:table-cell table:style-name="Table4.A15" office:value-type="string">
            <text:p text:style-name="P35"/>
          </table:table-cell>
          <table:table-cell table:style-name="Table4.B15" office:value-type="string">
            <text:p text:style-name="P35"/>
          </table:table-cell>
          <table:table-cell table:style-name="Table4.C15"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5" office:value-type="string">
            <text:p text:style-name="P35"/>
          </table:table-cell>
          <table:table-cell table:style-name="Table4.G15" office:value-type="string">
            <text:p text:style-name="P35"/>
          </table:table-cell>
          <table:table-cell table:style-name="Table4.H15" office:value-type="string">
            <text:p text:style-name="P35"/>
          </table:table-cell>
        </table:table-row>
        <table:table-row table:style-name="Table4.16">
          <table:table-cell table:style-name="Table4.A16" office:value-type="string">
            <text:p text:style-name="P35"/>
          </table:table-cell>
          <table:table-cell table:style-name="Table4.B16" office:value-type="string">
            <text:p text:style-name="P35"/>
          </table:table-cell>
          <table:table-cell table:style-name="Table4.C16"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6" office:value-type="string">
            <text:p text:style-name="P35"/>
          </table:table-cell>
          <table:table-cell table:style-name="Table4.G16" office:value-type="string">
            <text:p text:style-name="P35"/>
          </table:table-cell>
          <table:table-cell table:style-name="Table4.H16" office:value-type="string">
            <text:p text:style-name="P35"/>
          </table:table-cell>
        </table:table-row>
        <table:table-row table:style-name="Table4.17">
          <table:table-cell table:style-name="Table4.A17" office:value-type="string">
            <text:p text:style-name="P35"/>
          </table:table-cell>
          <table:table-cell table:style-name="Table4.B17" office:value-type="string">
            <text:p text:style-name="P35"/>
          </table:table-cell>
          <table:table-cell table:style-name="Table4.C17"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7" office:value-type="string">
            <text:p text:style-name="P35"/>
          </table:table-cell>
          <table:table-cell table:style-name="Table4.G17" office:value-type="string">
            <text:p text:style-name="P35"/>
          </table:table-cell>
          <table:table-cell table:style-name="Table4.H17" office:value-type="string">
            <text:p text:style-name="P35"/>
          </table:table-cell>
        </table:table-row>
        <table:table-row table:style-name="Table4.18">
          <table:table-cell table:style-name="Table4.A18" office:value-type="string">
            <text:p text:style-name="P35"/>
          </table:table-cell>
          <table:table-cell table:style-name="Table4.B18" office:value-type="string">
            <text:p text:style-name="P35"/>
          </table:table-cell>
          <table:table-cell table:style-name="Table4.C18"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8" office:value-type="string">
            <text:p text:style-name="P35"/>
          </table:table-cell>
          <table:table-cell table:style-name="Table4.G18" office:value-type="string">
            <text:p text:style-name="P35"/>
          </table:table-cell>
          <table:table-cell table:style-name="Table4.H18" office:value-type="string">
            <text:p text:style-name="P35"/>
          </table:table-cell>
        </table:table-row>
        <table:table-row table:style-name="Table4.19">
          <table:table-cell table:style-name="Table4.A19" office:value-type="string">
            <text:p text:style-name="P35"/>
          </table:table-cell>
          <table:table-cell table:style-name="Table4.B19" office:value-type="string">
            <text:p text:style-name="P35"/>
          </table:table-cell>
          <table:table-cell table:style-name="Table4.C19"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19" office:value-type="string">
            <text:p text:style-name="Standard">Rencontre – professeur superviseur</text:p>
          </table:table-cell>
          <table:table-cell table:style-name="Table4.G19" office:value-type="string">
            <text:p text:style-name="P35"/>
          </table:table-cell>
          <table:table-cell table:style-name="Table4.H19" office:value-type="string">
            <text:p text:style-name="P35"/>
          </table:table-cell>
        </table:table-row>
        <table:table-row table:style-name="Table4.20">
          <table:table-cell table:style-name="Table4.A20" office:value-type="string">
            <text:p text:style-name="P35"/>
          </table:table-cell>
          <table:table-cell table:style-name="Table4.B20" office:value-type="string">
            <text:p text:style-name="P35"/>
          </table:table-cell>
          <table:table-cell table:style-name="Table4.C20"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20" office:value-type="string">
            <text:p text:style-name="P35"/>
          </table:table-cell>
          <table:table-cell table:style-name="Table4.G20" office:value-type="string">
            <text:p text:style-name="P35"/>
          </table:table-cell>
          <table:table-cell table:style-name="Table4.H20" office:value-type="string">
            <text:p text:style-name="P35"/>
          </table:table-cell>
        </table:table-row>
        <table:table-row table:style-name="Table4.21">
          <table:table-cell table:style-name="Table4.A21" office:value-type="string">
            <text:p text:style-name="P35"/>
          </table:table-cell>
          <table:table-cell table:style-name="Table4.B21" office:value-type="string">
            <text:p text:style-name="P35"/>
          </table:table-cell>
          <table:table-cell table:style-name="Table4.C21"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21" office:value-type="string">
            <text:p text:style-name="P35"/>
          </table:table-cell>
          <table:table-cell table:style-name="Table4.G21" office:value-type="string">
            <text:p text:style-name="P35"/>
          </table:table-cell>
          <table:table-cell table:style-name="Table4.H21" office:value-type="string">
            <text:p text:style-name="P35"/>
          </table:table-cell>
        </table:table-row>
        <table:table-row table:style-name="Table4.22">
          <table:table-cell table:style-name="Table4.A22" office:value-type="string">
            <text:p text:style-name="P35"/>
          </table:table-cell>
          <table:table-cell table:style-name="Table4.B22" office:value-type="string">
            <text:p text:style-name="P35"/>
          </table:table-cell>
          <table:table-cell table:style-name="Table4.C22"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22" office:value-type="string">
            <text:p text:style-name="Standard">Présentation</text:p>
          </table:table-cell>
          <table:table-cell table:style-name="Table4.G22" office:value-type="string">
            <text:p text:style-name="Standard">Présentation</text:p>
          </table:table-cell>
          <table:table-cell table:style-name="Table4.H22" office:value-type="string">
            <text:p text:style-name="P35"/>
          </table:table-cell>
        </table:table-row>
        <table:table-row table:style-name="Table4.23">
          <table:table-cell table:style-name="Table4.A23" office:value-type="string">
            <text:p text:style-name="P35"/>
          </table:table-cell>
          <table:table-cell table:style-name="Table4.B23" office:value-type="string">
            <text:p text:style-name="P35"/>
          </table:table-cell>
          <table:table-cell table:style-name="Table4.C23" office:value-type="string">
            <text:p text:style-name="P35"/>
          </table:table-cell>
          <table:table-cell table:style-name="Table4.D3" office:value-type="string">
            <text:p text:style-name="P35"/>
          </table:table-cell>
          <table:table-cell table:style-name="Table4.E3" office:value-type="string">
            <text:p text:style-name="P35"/>
          </table:table-cell>
          <table:table-cell table:style-name="Table4.F23" office:value-type="string">
            <text:p text:style-name="P35"/>
          </table:table-cell>
          <table:table-cell table:style-name="Table4.G23" office:value-type="string">
            <text:p text:style-name="P35"/>
          </table:table-cell>
          <table:table-cell table:style-name="Table4.H23" office:value-type="string">
            <text:p text:style-name="P35"/>
          </table:table-cell>
        </table:table-row>
        <table:table-row table:style-name="Table4.24">
          <table:table-cell table:style-name="Table4.A24" office:value-type="string">
            <text:p text:style-name="P35"/>
          </table:table-cell>
          <table:table-cell table:style-name="Table4.B24" office:value-type="string">
            <text:p text:style-name="P35"/>
          </table:table-cell>
          <table:table-cell table:style-name="Table4.C24" office:value-type="string">
            <text:p text:style-name="P35"/>
          </table:table-cell>
          <table:table-cell table:style-name="Table4.D24" office:value-type="string">
            <text:p text:style-name="P35"/>
          </table:table-cell>
          <table:table-cell table:style-name="Table4.E24" office:value-type="string">
            <text:p text:style-name="P35"/>
          </table:table-cell>
          <table:table-cell table:style-name="Table4.F24" office:value-type="string">
            <text:p text:style-name="Standard">Remise du travail</text:p>
          </table:table-cell>
          <table:table-cell table:style-name="Table4.G24" office:value-type="string">
            <text:p text:style-name="Standard">Rapport</text:p>
          </table:table-cell>
          <table:table-cell table:style-name="Table4.H24" office:value-type="string">
            <text:p text:style-name="P35"/>
          </table:table-cell>
        </table:table-row>
      </table:table>
      <text:p text:style-name="P14">* En heures. Estimés provenant de la proposition. Doit totaliser au moins 135 heures par personne.</text:p>
      <text:p text:style-name="P14">** En heures. <text:s/>Efforts réel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CA"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71cm" table:align="left" style:writing-mode="lr-tb"/>
    </style:style>
    <style:style style:name="Table6.A" style:family="table-column">
      <style:table-column-properties style:column-width="5.251cm"/>
    </style:style>
    <style:style style:name="Table6.B" style:family="table-column">
      <style:table-column-properties style:column-width="2.75cm"/>
    </style:style>
    <style:style style:name="Table6.C" style:family="table-column">
      <style:table-column-properties style:column-width="4.752cm"/>
    </style:style>
    <style:style style:name="Table6.D" style:family="table-column">
      <style:table-column-properties style:column-width="2.499cm"/>
    </style:style>
    <style:style style:name="Table6.E" style:family="table-column">
      <style:table-column-properties style:column-width="1.519cm"/>
    </style:style>
    <style:style style:name="Table6.1" style:family="table-row">
      <style:table-row-properties style:row-height="0.25cm" fo:keep-together="always"/>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4.808cm" table:align="left" style:writing-mode="lr-tb"/>
    </style:style>
    <style:style style:name="Table7.A" style:family="table-column">
      <style:table-column-properties style:column-width="1.64cm"/>
    </style:style>
    <style:style style:name="Table7.B" style:family="table-column">
      <style:table-column-properties style:column-width="3.168cm"/>
    </style:style>
    <style:style style:name="Table7.1" style:family="table-row">
      <style:table-row-properties fo:keep-together="auto"/>
    </style:style>
    <style:style style:name="Table7.A1" style:family="table-cell">
      <style:table-cell-properties style:vertical-align="top" fo:padding="0cm" fo:border="none" style:writing-mode="lr-tb"/>
    </style:style>
    <style:style style:name="Table7.B1" style:family="table-cell">
      <style:table-cell-properties style:vertical-align="top" fo:padding-left="0.191cm" fo:padding-right="0.191cm" fo:padding-top="0cm" fo:padding-bottom="0cm" fo:border="none" style:writing-mode="lr-tb"/>
    </style:style>
    <style:style style:name="Table6.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6.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6.2" style:family="table-row">
      <style:table-row-properties fo:keep-together="always"/>
    </style:style>
    <style:style style:name="Table6.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6.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6.4" style:family="table-row">
      <style:table-row-properties style:min-row-height="0.753cm" fo:keep-together="always"/>
    </style:style>
    <style:style style:name="Table6.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6.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9" style:family="table">
      <style:table-properties style:width="16.771cm" table:align="left" style:writing-mode="lr-tb"/>
    </style:style>
    <style:style style:name="Table9.A" style:family="table-column">
      <style:table-column-properties style:column-width="5.251cm"/>
    </style:style>
    <style:style style:name="Table9.B" style:family="table-column">
      <style:table-column-properties style:column-width="2.75cm"/>
    </style:style>
    <style:style style:name="Table9.C" style:family="table-column">
      <style:table-column-properties style:column-width="4.752cm"/>
    </style:style>
    <style:style style:name="Table9.D" style:family="table-column">
      <style:table-column-properties style:column-width="2.499cm"/>
    </style:style>
    <style:style style:name="Table9.E" style:family="table-column">
      <style:table-column-properties style:column-width="1.519cm"/>
    </style:style>
    <style:style style:name="Table9.1" style:family="table-row">
      <style:table-row-properties style:row-height="0.25cm" fo:keep-together="always"/>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 style:family="table">
      <style:table-properties style:width="4.808cm" table:align="left" style:writing-mode="lr-tb"/>
    </style:style>
    <style:style style:name="Table10.A" style:family="table-column">
      <style:table-column-properties style:column-width="1.64cm"/>
    </style:style>
    <style:style style:name="Table10.B" style:family="table-column">
      <style:table-column-properties style:column-width="3.168cm"/>
    </style:style>
    <style:style style:name="Table10.1" style:family="table-row">
      <style:table-row-properties fo:keep-together="auto"/>
    </style:style>
    <style:style style:name="Table10.A1" style:family="table-cell">
      <style:table-cell-properties style:vertical-align="top" fo:padding="0cm" fo:border="none" style:writing-mode="lr-tb"/>
    </style:style>
    <style:style style:name="Table10.B1" style:family="table-cell">
      <style:table-cell-properties style:vertical-align="top" fo:padding-left="0.191cm" fo:padding-right="0.191cm" fo:padding-top="0cm" fo:padding-bottom="0cm" fo:border="none" style:writing-mode="lr-tb"/>
    </style:style>
    <style:style style:name="Table9.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9.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9.2" style:family="table-row">
      <style:table-row-properties fo:keep-together="always"/>
    </style:style>
    <style:style style:name="Table9.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9.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9.4" style:family="table-row">
      <style:table-row-properties style:min-row-height="0.753cm" fo:keep-together="always"/>
    </style:style>
    <style:style style:name="Table9.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9.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12" style:family="table">
      <style:table-properties style:width="16.771cm" table:align="left" style:writing-mode="lr-tb"/>
    </style:style>
    <style:style style:name="Table12.A" style:family="table-column">
      <style:table-column-properties style:column-width="5.251cm"/>
    </style:style>
    <style:style style:name="Table12.B" style:family="table-column">
      <style:table-column-properties style:column-width="2.75cm"/>
    </style:style>
    <style:style style:name="Table12.C" style:family="table-column">
      <style:table-column-properties style:column-width="4.752cm"/>
    </style:style>
    <style:style style:name="Table12.D" style:family="table-column">
      <style:table-column-properties style:column-width="2.499cm"/>
    </style:style>
    <style:style style:name="Table12.E" style:family="table-column">
      <style:table-column-properties style:column-width="1.519cm"/>
    </style:style>
    <style:style style:name="Table12.1" style:family="table-row">
      <style:table-row-properties style:row-height="0.25cm" fo:keep-together="always"/>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 style:family="table">
      <style:table-properties style:width="4.808cm" table:align="left" style:writing-mode="lr-tb"/>
    </style:style>
    <style:style style:name="Table13.A" style:family="table-column">
      <style:table-column-properties style:column-width="1.64cm"/>
    </style:style>
    <style:style style:name="Table13.B" style:family="table-column">
      <style:table-column-properties style:column-width="3.168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Table13.B1" style:family="table-cell">
      <style:table-cell-properties style:vertical-align="top" fo:padding-left="0.191cm" fo:padding-right="0.191cm" fo:padding-top="0cm" fo:padding-bottom="0cm" fo:border="none" style:writing-mode="lr-tb"/>
    </style:style>
    <style:style style:name="Table12.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2.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2" style:family="table-row">
      <style:table-row-properties fo:keep-together="always"/>
    </style:style>
    <style:style style:name="Table12.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2.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2.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4" style:family="table-row">
      <style:table-row-properties style:min-row-height="0.753cm" fo:keep-together="always"/>
    </style:style>
    <style:style style:name="Table12.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12.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12pt" fo:language="en" fo:country="CA" style:font-size-asian="12pt" style:font-name-complex="Arial"/>
    </style:style>
    <style:style style:name="MP5" style:family="paragraph" style:parent-style-name="Header">
      <style:text-properties fo:font-size="6pt" style:font-size-asian="6pt"/>
    </style:style>
    <style:style style:name="MP6" style:family="paragraph" style:parent-style-name="Header">
      <style:text-properties fo:language="en" fo:country="CA" officeooo:paragraph-rsid="0021820d"/>
    </style:style>
    <style:style style:name="MP7" style:family="paragraph" style:parent-style-name="Header">
      <style:paragraph-properties style:snap-to-layout-grid="false"/>
      <style:text-properties fo:font-size="9pt" fo:language="en" fo:country="US" style:font-size-asian="9pt"/>
    </style:style>
    <style:style style:name="MP8" style:family="paragraph" style:parent-style-name="Header">
      <style:paragraph-properties fo:text-align="center" style:justify-single-word="false"/>
      <style:text-properties fo:font-size="9pt" officeooo:rsid="001fbd85" officeooo:paragraph-rsid="001fbd85" style:font-size-asian="9pt"/>
    </style:style>
    <style:style style:name="MP9" style:family="paragraph" style:parent-style-name="Header">
      <style:paragraph-properties fo:text-align="center" style:justify-single-word="false"/>
      <style:text-properties officeooo:rsid="001fbd85" officeooo:paragraph-rsid="001fbd85"/>
    </style:style>
    <style:style style:name="MP10" style:family="paragraph" style:parent-style-name="Header">
      <style:text-properties fo:font-size="9pt" style:font-size-asian="9pt"/>
    </style:style>
    <style:style style:name="MP11" style:family="paragraph" style:parent-style-name="Header">
      <style:paragraph-properties fo:text-align="center" style:justify-single-word="false"/>
    </style:style>
    <style:style style:name="MP12" style:family="paragraph" style:parent-style-name="Footer">
      <style:text-properties fo:font-size="8pt" style:font-size-asian="8pt"/>
    </style:style>
    <style:style style:name="MP13" style:family="paragraph" style:parent-style-name="Header">
      <style:paragraph-properties fo:text-align="center" style:justify-single-word="false"/>
      <style:text-properties fo:font-size="9pt" officeooo:rsid="001fbd85" officeooo:paragraph-rsid="0021820d" style:font-size-asian="9pt"/>
    </style:style>
    <style:style style:name="MP14" style:family="paragraph" style:parent-style-name="Header">
      <style:paragraph-properties fo:text-align="center" style:justify-single-word="false"/>
      <style:text-properties officeooo:rsid="0021820d" officeooo:paragraph-rsid="0021820d"/>
    </style:style>
    <style:style style:name="MP15" style:family="paragraph" style:parent-style-name="Header">
      <style:paragraph-properties fo:text-align="center" style:justify-single-word="false"/>
      <style:text-properties fo:font-size="9pt" style:font-size-asian="9pt"/>
    </style:style>
    <style:style style:name="MT1" style:family="text"/>
    <style:style style:name="MT2" style:family="text">
      <style:text-properties officeooo:rsid="00232e62"/>
    </style:style>
    <style:style style:name="MT3" style:family="text">
      <style:text-properties fo:language="en" fo:country="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able:table table:name="Table7" table:style-name="Table7">
                <table:table-column table:style-name="Table7.A"/>
                <table:table-column table:style-name="Table7.B"/>
                <table:table-row table:style-name="Table7.1">
                  <table:table-cell table:style-name="Table7.A1" office:value-type="string">
                    <text:p text:style-name="MP1"><draw:frame draw:style-name="Mfr1" draw:name="Image1" text:anchor-type="as-char" svg:width="1.332cm" svg:height="0.716cm" draw:z-index="0"><draw:image xlink:href="Pictures/10000201000000CC0000006CC65AB91A.png" xlink:type="simple" xlink:show="embed" xlink:actuate="onLoad"/></draw:frame></text:p>
                    <text:p text:style-name="MP2">Département de génie logiciel et des TI</text:p>
                  </table:table-cell>
                  <table:table-cell table:style-name="Table7.B1" office:value-type="string">
                    <text:p text:style-name="MP3"/>
                  </table:table-cell>
                </table:table-row>
              </table:table>
              <text:p text:style-name="MP4"/>
            </table:table-cell>
            <table:table-cell table:style-name="Table6.B1" office:value-type="string">
              <text:p text:style-name="MP5">COURS</text:p>
            </table:table-cell>
            <table:table-cell table:style-name="Table6.B1" office:value-type="string">
              <text:p text:style-name="MP5">DOCUMENT NO.</text:p>
            </table:table-cell>
            <table:table-cell table:style-name="Table6.B1" office:value-type="string">
              <text:p text:style-name="MP5">DATE</text:p>
            </table:table-cell>
            <table:table-cell table:style-name="Table6.E1" office:value-type="string">
              <text:p text:style-name="MP5">VERSION</text:p>
            </table:table-cell>
          </table:table-row>
          <table:table-row table:style-name="Table6.2">
            <table:covered-table-cell/>
            <table:table-cell table:style-name="Table6.B2" office:value-type="string">
              <text:p text:style-name="MP6">GTI/LOG 792</text:p>
            </table:table-cell>
            <table:table-cell table:style-name="Table6.B2" office:value-type="string">
              <text:p text:style-name="MP7"/>
            </table:table-cell>
            <table:table-cell table:style-name="Table6.B2" office:value-type="string">
              <text:p text:style-name="MP8">2016-06-24</text:p>
            </table:table-cell>
            <table:table-cell table:style-name="Table6.E2" office:value-type="string">
              <text:p text:style-name="MP9">1.00</text:p>
            </table:table-cell>
          </table:table-row>
          <table:table-row table:style-name="Table6.1">
            <table:covered-table-cell/>
            <table:table-cell table:style-name="Table6.B1" table:number-columns-spanned="2" office:value-type="string">
              <text:p text:style-name="MP5">TITRE</text:p>
            </table:table-cell>
            <table:covered-table-cell/>
            <table:table-cell table:style-name="Table6.D3" office:value-type="string">
              <text:p text:style-name="MP5">PAGE</text:p>
            </table:table-cell>
            <table:table-cell table:style-name="Table6.E3" office:value-type="string">
              <text:p text:style-name="MP5">PAGES</text:p>
            </table:table-cell>
          </table:table-row>
          <table:table-row table:style-name="Table6.4">
            <table:covered-table-cell/>
            <table:table-cell table:style-name="Table6.B4" table:number-columns-spanned="2" office:value-type="string">
              <text:p text:style-name="MP10">Titre du projet - Rapport d’étape</text:p>
            </table:table-cell>
            <table:covered-table-cell/>
            <table:table-cell table:style-name="Table6.B4" office:value-type="string">
              <text:p text:style-name="MP11"><text:span text:style-name="Page_20_Number"><text:page-number text:select-page="current">0</text:page-number></text:span></text:p>
            </table:table-cell>
            <table:table-cell table:style-name="Table6.E4" office:value-type="string">
              <text:p text:style-name="MP11"><text:page-count style:num-format="1">11</text:page-count></text:p>
            </table:table-cell>
          </table:table-row>
        </table:table>
        <text:p text:style-name="Header"/>
      </style:header>
      <style:footer>
        <text:p text:style-name="MP12">Auteur : <text:span text:style-name="MT2">François-Guy Gallant (FGG)</text:span></text:p>
      </style:footer>
    </style:master-page>
    <style:master-page style:name="Convert_20_1" style:display-name="Convert 1" style:page-layout-name="Mpm2">
      <style:header>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4" office:value-type="string">
              <table:table table:name="Table10" table:style-name="Table10">
                <table:table-column table:style-name="Table10.A"/>
                <table:table-column table:style-name="Table10.B"/>
                <table:table-row table:style-name="Table10.1">
                  <table:table-cell table:style-name="Table10.A1" office:value-type="string">
                    <text:p text:style-name="MP1"><draw:frame draw:style-name="Mfr1" draw:name="Image2" text:anchor-type="as-char" svg:width="1.332cm" svg:height="0.716cm" draw:z-index="9"><draw:image xlink:href="Pictures/10000201000000CC0000006CC65AB91A.png" xlink:type="simple" xlink:show="embed" xlink:actuate="onLoad"/></draw:frame></text:p>
                    <text:p text:style-name="MP2">Département de génie logiciel et des TI</text:p>
                  </table:table-cell>
                  <table:table-cell table:style-name="Table10.B1" office:value-type="string">
                    <text:p text:style-name="MP3"/>
                  </table:table-cell>
                </table:table-row>
              </table:table>
              <text:p text:style-name="MP4"/>
            </table:table-cell>
            <table:table-cell table:style-name="Table9.B1" office:value-type="string">
              <text:p text:style-name="MP5">COURS</text:p>
            </table:table-cell>
            <table:table-cell table:style-name="Table9.B1" office:value-type="string">
              <text:p text:style-name="MP5">DOCUMENT NO.</text:p>
            </table:table-cell>
            <table:table-cell table:style-name="Table9.B1" office:value-type="string">
              <text:p text:style-name="MP5">DATE</text:p>
            </table:table-cell>
            <table:table-cell table:style-name="Table9.E1" office:value-type="string">
              <text:p text:style-name="MP5">VERSION</text:p>
            </table:table-cell>
          </table:table-row>
          <table:table-row table:style-name="Table9.2">
            <table:covered-table-cell/>
            <table:table-cell table:style-name="Table9.B2" office:value-type="string">
              <text:p text:style-name="Header">GTI<text:span text:style-name="MT3">/LOG 792</text:span></text:p>
            </table:table-cell>
            <table:table-cell table:style-name="Table9.B2" office:value-type="string">
              <text:p text:style-name="MP7"/>
            </table:table-cell>
            <table:table-cell table:style-name="Table9.B2" office:value-type="string">
              <text:p text:style-name="MP13">2016-06-24</text:p>
            </table:table-cell>
            <table:table-cell table:style-name="Table9.E2" office:value-type="string">
              <text:p text:style-name="MP14">1.00</text:p>
            </table:table-cell>
          </table:table-row>
          <table:table-row table:style-name="Table9.1">
            <table:covered-table-cell/>
            <table:table-cell table:style-name="Table9.B1" table:number-columns-spanned="2" office:value-type="string">
              <text:p text:style-name="MP5">TITRE</text:p>
            </table:table-cell>
            <table:covered-table-cell/>
            <table:table-cell table:style-name="Table9.D3" office:value-type="string">
              <text:p text:style-name="MP5">PAGE</text:p>
            </table:table-cell>
            <table:table-cell table:style-name="Table9.E3" office:value-type="string">
              <text:p text:style-name="MP5">PAGES</text:p>
            </table:table-cell>
          </table:table-row>
          <table:table-row table:style-name="Table9.4">
            <table:covered-table-cell/>
            <table:table-cell table:style-name="Table9.B4" table:number-columns-spanned="2" office:value-type="string">
              <text:p text:style-name="MP10">Titre du projet - Rapport d’étape</text:p>
            </table:table-cell>
            <table:covered-table-cell/>
            <table:table-cell table:style-name="Table9.B4" office:value-type="string">
              <text:p text:style-name="MP11"><text:span text:style-name="Page_20_Number"><text:page-number text:select-page="current">2</text:page-number></text:span></text:p>
            </table:table-cell>
            <table:table-cell table:style-name="Table9.E4" office:value-type="string">
              <text:p text:style-name="MP11"><text:page-count style:num-format="1">11</text:page-count></text:p>
            </table:table-cell>
          </table:table-row>
        </table:table>
        <text:p text:style-name="Header"/>
      </style:header>
      <style:footer>
        <text:p text:style-name="MP12">Auteurs : Noms et initiales</text:p>
      </style:footer>
    </style:master-page>
    <style:master-page style:name="Convert_20_2" style:display-name="Convert 2" style:page-layout-name="Mpm3">
      <style:header>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4" office:value-type="string">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Image3" text:anchor-type="as-char" svg:width="1.332cm" svg:height="0.716cm" draw:z-index="10"><draw:image xlink:href="Pictures/10000201000000CC0000006CC65AB91A.png" xlink:type="simple" xlink:show="embed" xlink:actuate="onLoad"/></draw:frame></text:p>
                    <text:p text:style-name="MP2">Département de génie logiciel et des TI</text:p>
                  </table:table-cell>
                  <table:table-cell table:style-name="Table13.B1" office:value-type="string">
                    <text:p text:style-name="MP3"/>
                  </table:table-cell>
                </table:table-row>
              </table:table>
              <text:p text:style-name="MP4"/>
            </table:table-cell>
            <table:table-cell table:style-name="Table12.B1" office:value-type="string">
              <text:p text:style-name="MP5">COURS</text:p>
            </table:table-cell>
            <table:table-cell table:style-name="Table12.B1" office:value-type="string">
              <text:p text:style-name="MP5">DOCUMENT NO.</text:p>
            </table:table-cell>
            <table:table-cell table:style-name="Table12.B1" office:value-type="string">
              <text:p text:style-name="MP5">DATE</text:p>
            </table:table-cell>
            <table:table-cell table:style-name="Table12.E1" office:value-type="string">
              <text:p text:style-name="MP5">VERSION</text:p>
            </table:table-cell>
          </table:table-row>
          <table:table-row table:style-name="Table12.2">
            <table:covered-table-cell/>
            <table:table-cell table:style-name="Table12.B2" office:value-type="string">
              <text:p text:style-name="Header">GTI<text:span text:style-name="MT3">/LOG 792</text:span></text:p>
            </table:table-cell>
            <table:table-cell table:style-name="Table12.B2" office:value-type="string">
              <text:p text:style-name="MP7"/>
            </table:table-cell>
            <table:table-cell table:style-name="Table12.B2" office:value-type="string">
              <text:p text:style-name="MP15">AAAA-MM-JJ</text:p>
            </table:table-cell>
            <table:table-cell table:style-name="Table12.E2" office:value-type="string">
              <text:p text:style-name="MP11">X.Y</text:p>
            </table:table-cell>
          </table:table-row>
          <table:table-row table:style-name="Table12.1">
            <table:covered-table-cell/>
            <table:table-cell table:style-name="Table12.B1" table:number-columns-spanned="2" office:value-type="string">
              <text:p text:style-name="MP5">TITRE</text:p>
            </table:table-cell>
            <table:covered-table-cell/>
            <table:table-cell table:style-name="Table12.D3" office:value-type="string">
              <text:p text:style-name="MP5">PAGE</text:p>
            </table:table-cell>
            <table:table-cell table:style-name="Table12.E3" office:value-type="string">
              <text:p text:style-name="MP5">PAGES</text:p>
            </table:table-cell>
          </table:table-row>
          <table:table-row table:style-name="Table12.4">
            <table:covered-table-cell/>
            <table:table-cell table:style-name="Table12.B4" table:number-columns-spanned="2" office:value-type="string">
              <text:p text:style-name="MP10">Titre du projet - Rapport d’étape</text:p>
            </table:table-cell>
            <table:covered-table-cell/>
            <table:table-cell table:style-name="Table12.B4" office:value-type="string">
              <text:p text:style-name="MP11"><text:span text:style-name="Page_20_Number"><text:page-number text:select-page="current">11</text:page-number></text:span></text:p>
            </table:table-cell>
            <table:table-cell table:style-name="Table12.E4" office:value-type="string">
              <text:p text:style-name="MP11"><text:page-count style:num-format="1">11</text:page-count></text:p>
            </table:table-cell>
          </table:table-row>
        </table:table>
        <text:p text:style-name="Header"/>
      </style:header>
      <style:footer>
        <text:p text:style-name="MP12">Auteurs : Noms et initia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1-01-05T17:32:00</meta:creation-date>
    <dc:date>2016-06-24T14:18:42.295000000</dc:date>
    <meta:print-date>2004-01-14T15:09:00</meta:print-date>
    <meta:editing-cycles>25</meta:editing-cycles>
    <meta:editing-duration>PT4H39M48S</meta:editing-duration>
    <meta:generator>LibreOffice/5.0.1.2$Windows_x86 LibreOffice_project/81898c9f5c0d43f3473ba111d7b351050be20261</meta:generator>
    <meta:document-statistic meta:table-count="10" meta:image-count="3" meta:object-count="0" meta:page-count="11" meta:paragraph-count="207" meta:word-count="2483" meta:character-count="15643" meta:non-whitespace-character-count="13385"/>
    <meta:user-defined meta:name="Version">1.0</meta:user-defined>
  </office:meta>
</office:document-meta>
</file>